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539in"/>
    </style:style>
    <style:style style:name="co9" style:family="table-column">
      <style:table-column-properties fo:break-before="auto" style:column-width="1.4756in"/>
    </style:style>
    <style:style style:name="co10" style:family="table-column">
      <style:table-column-properties fo:break-before="auto" style:column-width="1.4882in"/>
    </style:style>
    <style:style style:name="co11" style:family="table-column">
      <style:table-column-properties fo:break-before="auto" style:column-width="1.4374in"/>
    </style:style>
    <style:style style:name="co12" style:family="table-column">
      <style:table-column-properties fo:break-before="auto" style:column-width="1.5008in"/>
    </style:style>
    <style:style style:name="co13" style:family="table-column">
      <style:table-column-properties fo:break-before="auto" style:column-width="1.1346in"/>
    </style:style>
    <style:style style:name="co14" style:family="table-column">
      <style:table-column-properties fo:break-before="auto" style:column-width="0.8445in"/>
    </style:style>
    <style:style style:name="co15" style:family="table-column">
      <style:table-column-properties fo:break-before="auto" style:column-width="0.9709in"/>
    </style:style>
    <style:style style:name="co16" style:family="table-column">
      <style:table-column-properties fo:break-before="auto" style:column-width="1.198in"/>
    </style:style>
    <style:style style:name="co17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5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26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3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reas/primes</text:p>
          </table:table-cell>
          <table:table-cell/>
          <table:table-cell table:style-name="ce2" office:value-type="string" calcext:value-type="string">
            <text:p>PRIMES</text:p>
          </table:table-cell>
          <table:table-cell table:style-name="ce3" office:value-type="string" calcext:value-type="string">
            <text:p>PRIMES_NO_COMM</text:p>
          </table:table-cell>
          <table:table-cell table:style-name="ce3" office:value-type="string" calcext:value-type="string">
            <text:p>PI_estimate</text:p>
          </table:table-cell>
          <table:table-cell table:style-name="Default" office:value-type="string" calcext:value-type="string">
            <text:p>us = microsec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Procs</text:p>
          </table:table-cell>
          <table:table-cell office:value-type="string" calcext:value-type="string">
            <text:p>TIME(us) </text:p>
          </table:table-cell>
          <table:table-cell office:value-type="string" calcext:value-type="string">
            <text:p>TIME (us)</text:p>
          </table:table-cell>
          <table:table-cell table:style-name="Default" office:value-type="string" calcext:value-type="string">
            <text:p>TIME(us)</text:p>
          </table:table-cell>
          <table:table-cell office:value-type="string" calcext:value-type="string">
            <text:p>estimate</text:p>
          </table:table-cell>
          <table:table-cell table:number-columns-repeated="2"/>
          <table:table-cell office:value-type="string" calcext:value-type="string">
            <text:p>%ERROR pi VS pi_approx</text:p>
          </table:table-cell>
          <table:table-cell table:number-columns-repeated="15"/>
        </table:table-row>
        <table:table-row table:style-name="ro1">
          <table:table-cell table:style-name="ce1" office:value-type="float" office:value="10000" calcext:value-type="float">
            <text:p>10.0E+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office:value-type="float" office:value="3.14159273692312" calcext:value-type="float">
            <text:p>3.14159273692312</text:p>
          </table:table-cell>
          <table:table-cell table:number-columns-repeated="2"/>
          <table:table-cell table:formula="of:=(ABS([.F3]-[.I53])/[.I53])*100" office:value-type="float" office:value="0.00000265258227921721" calcext:value-type="float">
            <text:p>0.00000265258228</text:p>
          </table:table-cell>
          <table:table-cell table:number-columns-repeated="6"/>
          <table:table-cell table:style-name="ce1" office:value-type="float" office:value="10000" calcext:value-type="float">
            <text:p>10.0E+03</text:p>
          </table:table-cell>
          <table:table-cell table:number-columns-repeated="8"/>
        </table:table-row>
        <table:table-row table:style-name="ro1">
          <table:table-cell table:style-name="ce1" office:value-type="float" office:value="10000" calcext:value-type="float">
            <text:p>10.0E+03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Default" office:value-type="float" office:value="22" calcext:value-type="float">
            <text:p>22</text:p>
          </table:table-cell>
          <table:table-cell office:value-type="float" office:value="3.14159273692313" calcext:value-type="float">
            <text:p>3.14159273692313</text:p>
          </table:table-cell>
          <table:table-cell table:number-columns-repeated="2"/>
          <table:table-cell table:formula="of:=(ABS([.F4]-[.I53])/[.I53])*100" office:value-type="float" office:value="0.00000265258259020478" calcext:value-type="float">
            <text:p>0.00000265258259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00000" calcext:value-type="float">
            <text:p>10.0E+04</text:p>
          </table:table-cell>
          <table:table-cell table:number-columns-repeated="8"/>
        </table:table-row>
        <table:table-row table:style-name="ro1">
          <table:table-cell table:style-name="ce1" office:value-type="float" office:value="10000" calcext:value-type="float">
            <text:p>10.0E+03</text:p>
          </table:table-cell>
          <table:table-cell office:value-type="float" office:value="4" calcext:value-type="float">
            <text:p>4</text:p>
          </table:table-cell>
          <table:table-cell office:value-type="float" office:value="1943" calcext:value-type="float">
            <text:p>1943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office:value-type="float" office:value="3.14159273692313" calcext:value-type="float">
            <text:p>3.14159273692313</text:p>
          </table:table-cell>
          <table:table-cell table:number-columns-repeated="2"/>
          <table:table-cell table:formula="of:=(ABS([.F5]-[.I53])/[.I53])*100" office:value-type="float" office:value="0.00000265258259020478" calcext:value-type="float">
            <text:p>0.00000265258259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000000" calcext:value-type="float">
            <text:p>10.0E+05</text:p>
          </table:table-cell>
          <table:table-cell table:number-columns-repeated="8"/>
        </table:table-row>
        <table:table-row table:style-name="ro1">
          <table:table-cell table:style-name="ce1" office:value-type="float" office:value="10000" calcext:value-type="float">
            <text:p>10.0E+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11744" calcext:value-type="float">
            <text:p>11744</text:p>
          </table:table-cell>
          <table:table-cell office:value-type="float" office:value="3.14159273692313" calcext:value-type="float">
            <text:p>3.14159273692313</text:p>
          </table:table-cell>
          <table:table-cell table:number-columns-repeated="2"/>
          <table:table-cell table:formula="of:=(ABS([.F6]-[.I53])/[.I53])*100" office:value-type="float" office:value="0.00000265258259020478" calcext:value-type="float">
            <text:p>0.00000265258259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0000000" calcext:value-type="float">
            <text:p>10.0E+06</text:p>
          </table:table-cell>
          <table:table-cell table:number-columns-repeated="8"/>
        </table:table-row>
        <table:table-row table:style-name="ro1">
          <table:table-cell table:style-name="ce1" office:value-type="float" office:value="10000" calcext:value-type="float">
            <text:p>10.0E+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float" office:value="3.12552856692638" calcext:value-type="float">
            <text:p>3.12552856692638</text:p>
          </table:table-cell>
          <table:table-cell table:number-columns-repeated="2"/>
          <table:table-cell table:formula="of:=(ABS([.F7]-[.I53])/[.I53])*100" office:value-type="float" office:value="0.511335759747655" calcext:value-type="float">
            <text:p>0.51133575974766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00000000" calcext:value-type="float">
            <text:p>10.0E+07</text:p>
          </table:table-cell>
          <table:table-cell table:number-columns-repeated="8"/>
        </table:table-row>
        <table:table-row table:style-name="ro1">
          <table:table-cell table:style-name="ce1" office:value-type="float" office:value="10000" calcext:value-type="float">
            <text:p>10.0E+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3.12552856692638" calcext:value-type="float">
            <text:p>3.12552856692638</text:p>
          </table:table-cell>
          <table:table-cell table:number-columns-repeated="2"/>
          <table:table-cell table:formula="of:=(ABS([.F8]-[.I53])/[.I53])*100" office:value-type="float" office:value="0.511335759747655" calcext:value-type="float">
            <text:p>0.51133575974766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000000000" calcext:value-type="float">
            <text:p>10.0E+08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ce1" office:value-type="float" office:value="10000000000" calcext:value-type="float">
            <text:p>10.0E+09</text:p>
          </table:table-cell>
          <table:table-cell table:number-columns-repeated="8"/>
        </table:table-row>
        <table:table-row table:style-name="ro1">
          <table:table-cell table:style-name="ce1" office:value-type="float" office:value="100000" calcext:value-type="float">
            <text:p>10.0E+0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table:style-name="Default" office:value-type="float" office:value="187" calcext:value-type="float">
            <text:p>187</text:p>
          </table:table-cell>
          <table:table-cell office:value-type="float" office:value="3.14159265442313" calcext:value-type="float">
            <text:p>3.14159265442313</text:p>
          </table:table-cell>
          <table:table-cell table:number-columns-repeated="2"/>
          <table:table-cell table:formula="of:=(ABS([.F10]-[.I53])/[.I53])*100" office:value-type="float" office:value="0.0000000265260380803845" calcext:value-type="float">
            <text:p>0.00000002652604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1" office:value-type="float" office:value="100000" calcext:value-type="float">
            <text:p>10.0E+04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Default" office:value-type="float" office:value="140" calcext:value-type="float">
            <text:p>140</text:p>
          </table:table-cell>
          <table:table-cell office:value-type="float" office:value="3.14159265442313" calcext:value-type="float">
            <text:p>3.14159265442313</text:p>
          </table:table-cell>
          <table:table-cell table:number-columns-repeated="2"/>
          <table:table-cell table:formula="of:=(ABS([.F11]-[.I53])/[.I53])*100" office:value-type="float" office:value="0.0000000265260380803845" calcext:value-type="float">
            <text:p>0.00000002652604</text:p>
          </table:table-cell>
          <table:table-cell table:number-columns-repeated="15"/>
        </table:table-row>
        <table:table-row table:style-name="ro1">
          <table:table-cell table:style-name="ce1" office:value-type="float" office:value="100000" calcext:value-type="float">
            <text:p>10.0E+04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Default" office:value-type="float" office:value="83" calcext:value-type="float">
            <text:p>83</text:p>
          </table:table-cell>
          <table:table-cell office:value-type="float" office:value="3.14159265442312" calcext:value-type="float">
            <text:p>3.14159265442312</text:p>
          </table:table-cell>
          <table:table-cell table:number-columns-repeated="2"/>
          <table:table-cell table:formula="of:=(ABS([.F12]-[.I53])/[.I53])*100" office:value-type="float" office:value="0.0000000265257129570171" calcext:value-type="float">
            <text:p>0.00000002652571</text:p>
          </table:table-cell>
          <table:table-cell table:number-columns-repeated="15"/>
        </table:table-row>
        <table:table-row table:style-name="ro1">
          <table:table-cell table:style-name="ce1" office:value-type="float" office:value="100000" calcext:value-type="float">
            <text:p>10.0E+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14720" calcext:value-type="float">
            <text:p>14720</text:p>
          </table:table-cell>
          <table:table-cell office:value-type="float" office:value="3.14159265442313" calcext:value-type="float">
            <text:p>3.14159265442313</text:p>
          </table:table-cell>
          <table:table-cell table:number-columns-repeated="2"/>
          <table:table-cell table:formula="of:=(ABS([.F13]-[.I53])/[.I53])*100" office:value-type="float" office:value="0.0000000265260380803845" calcext:value-type="float">
            <text:p>0.00000002652604</text:p>
          </table:table-cell>
          <table:table-cell table:number-columns-repeated="15"/>
        </table:table-row>
        <table:table-row table:style-name="ro1">
          <table:table-cell table:style-name="ce1" office:value-type="float" office:value="100000" calcext:value-type="float">
            <text:p>10.0E+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office:value-type="float" office:value="3.14159265442313" calcext:value-type="float">
            <text:p>3.14159265442313</text:p>
          </table:table-cell>
          <table:table-cell table:number-columns-repeated="2"/>
          <table:table-cell table:formula="of:=(ABS([.F14]-[.I53])/[.I53])*100" office:value-type="float" office:value="0.0000000265260380803845" calcext:value-type="float">
            <text:p>0.00000002652604</text:p>
          </table:table-cell>
          <table:table-cell table:number-columns-repeated="15"/>
        </table:table-row>
        <table:table-row table:style-name="ro1">
          <table:table-cell table:style-name="ce1" office:value-type="float" office:value="100000" calcext:value-type="float">
            <text:p>10.0E+04</text:p>
          </table:table-cell>
          <table:table-cell office:value-type="float" office:value="32" calcext:value-type="float">
            <text:p>32</text:p>
          </table:table-cell>
          <table:table-cell office:value-type="float" office:value="117000" calcext:value-type="float">
            <text:p>11700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3.13839009305913" calcext:value-type="float">
            <text:p>3.13839009305913</text:p>
          </table:table-cell>
          <table:table-cell table:number-columns-repeated="2"/>
          <table:table-cell table:formula="of:=(ABS([.F15]-[.I53])/[.I53])*100" office:value-type="float" office:value="0.10194066780111" calcext:value-type="float">
            <text:p>0.10194066780111</text:p>
          </table:table-cell>
          <table:table-cell/>
          <table:table-cell table:style-name="ce6"/>
          <table:table-cell table:style-name="ce9" office:value-type="string" calcext:value-type="string" table:number-columns-spanned="6" table:number-rows-spanned="1">
            <text:p>TIMES(micro secs)</text:p>
          </table:table-cell>
          <table:covered-table-cell table:number-columns-repeated="5" table:style-name="ce6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7" office:value-type="string" calcext:value-type="string">
            <text:p>procs/area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1000000" calcext:value-type="float">
            <text:p>10.0E+05</text:p>
          </table:table-cell>
          <table:table-cell office:value-type="float" office:value="1" calcext:value-type="float">
            <text:p>1</text:p>
          </table:table-cell>
          <table:table-cell office:value-type="float" office:value="1392" calcext:value-type="float">
            <text:p>1392</text:p>
          </table:table-cell>
          <table:table-cell/>
          <table:table-cell table:style-name="Default" office:value-type="float" office:value="1878" calcext:value-type="float">
            <text:p>1878</text:p>
          </table:table-cell>
          <table:table-cell office:value-type="float" office:value="3.14159265359816" calcext:value-type="float">
            <text:p>3.14159265359816</text:p>
          </table:table-cell>
          <table:table-cell table:number-columns-repeated="2"/>
          <table:table-cell table:formula="of:=(ABS([.F17]-[.I53])/[.I53])*100" office:value-type="float" office:value="0.000000000266431531716553" calcext:value-type="float">
            <text:p>0.00000000026643</text:p>
          </table:table-cell>
          <table:table-cell/>
          <table:table-cell table:style-name="ce8" office:value-type="float" office:value="10000" calcext:value-type="float">
            <text:p>10.0E+0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1744" calcext:value-type="float">
            <text:p>1174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1" office:value-type="float" office:value="1000000" calcext:value-type="float">
            <text:p>10.0E+05</text:p>
          </table:table-cell>
          <table:table-cell office:value-type="float" office:value="2" calcext:value-type="float">
            <text:p>2</text:p>
          </table:table-cell>
          <table:table-cell office:value-type="float" office:value="1292" calcext:value-type="float">
            <text:p>1292</text:p>
          </table:table-cell>
          <table:table-cell/>
          <table:table-cell table:style-name="Default" office:value-type="float" office:value="1347" calcext:value-type="float">
            <text:p>1347</text:p>
          </table:table-cell>
          <table:table-cell office:value-type="float" office:value="3.14159265359815" calcext:value-type="float">
            <text:p>3.14159265359815</text:p>
          </table:table-cell>
          <table:table-cell table:number-columns-repeated="2"/>
          <table:table-cell table:formula="of:=(ABS([.F18]-[.I53])/[.I53])*100" office:value-type="float" office:value="0.000000000266106408349114" calcext:value-type="float">
            <text:p>0.00000000026611</text:p>
          </table:table-cell>
          <table:table-cell/>
          <table:table-cell table:style-name="ce8" office:value-type="float" office:value="100000" calcext:value-type="float">
            <text:p>10.0E+04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4720" calcext:value-type="float">
            <text:p>1472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1" office:value-type="float" office:value="1000000" calcext:value-type="float">
            <text:p>10.0E+05</text:p>
          </table:table-cell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/>
          <table:table-cell table:style-name="Default" office:value-type="float" office:value="683" calcext:value-type="float">
            <text:p>683</text:p>
          </table:table-cell>
          <table:table-cell office:value-type="float" office:value="3.14159265359813" calcext:value-type="float">
            <text:p>3.14159265359813</text:p>
          </table:table-cell>
          <table:table-cell table:number-columns-repeated="2"/>
          <table:table-cell table:formula="of:=(ABS([.F19]-[.I53])/[.I53])*100" office:value-type="float" office:value="0.000000000265470297412822" calcext:value-type="float">
            <text:p>0.00000000026547</text:p>
          </table:table-cell>
          <table:table-cell/>
          <table:table-cell table:style-name="ce8" office:value-type="float" office:value="1000000" calcext:value-type="float">
            <text:p>10.0E+05</text:p>
          </table:table-cell>
          <table:table-cell table:style-name="ce6" office:value-type="float" office:value="1878" calcext:value-type="float">
            <text:p>1878</text:p>
          </table:table-cell>
          <table:table-cell table:style-name="ce6" office:value-type="float" office:value="1347" calcext:value-type="float">
            <text:p>1347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4472" calcext:value-type="float">
            <text:p>4472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table:style-name="ce1" office:value-type="float" office:value="1000000" calcext:value-type="float">
            <text:p>10.0E+05</text:p>
          </table:table-cell>
          <table:table-cell office:value-type="float" office:value="8" calcext:value-type="float">
            <text:p>8</text:p>
          </table:table-cell>
          <table:table-cell office:value-type="float" office:value="24748" calcext:value-type="float">
            <text:p>24748</text:p>
          </table:table-cell>
          <table:table-cell/>
          <table:table-cell table:style-name="Default" office:value-type="float" office:value="4472" calcext:value-type="float">
            <text:p>4472</text:p>
          </table:table-cell>
          <table:table-cell office:value-type="float" office:value="3.14159265359813" calcext:value-type="float">
            <text:p>3.14159265359813</text:p>
          </table:table-cell>
          <table:table-cell table:number-columns-repeated="2"/>
          <table:table-cell table:formula="of:=(ABS([.F20]-[.I53])/[.I53])*100" office:value-type="float" office:value="0.000000000265470297412822" calcext:value-type="float">
            <text:p>0.00000000026547</text:p>
          </table:table-cell>
          <table:table-cell/>
          <table:table-cell table:style-name="ce8" office:value-type="float" office:value="10000000" calcext:value-type="float">
            <text:p>10.0E+06</text:p>
          </table:table-cell>
          <table:table-cell table:style-name="ce6" office:value-type="float" office:value="22900" calcext:value-type="float">
            <text:p>22900</text:p>
          </table:table-cell>
          <table:table-cell table:style-name="ce6" office:value-type="float" office:value="13326" calcext:value-type="float">
            <text:p>13326</text:p>
          </table:table-cell>
          <table:table-cell table:style-name="ce6" office:value-type="float" office:value="4782" calcext:value-type="float">
            <text:p>4782</text:p>
          </table:table-cell>
          <table:table-cell table:style-name="ce6" office:value-type="float" office:value="14820" calcext:value-type="float">
            <text:p>14820</text:p>
          </table:table-cell>
          <table:table-cell table:style-name="ce6" office:value-type="float" office:value="1687" calcext:value-type="float">
            <text:p>1687</text:p>
          </table:table-cell>
          <table:table-cell table:style-name="ce6" office:value-type="float" office:value="851" calcext:value-type="float">
            <text:p>851</text:p>
          </table:table-cell>
          <table:table-cell table:number-columns-repeated="7"/>
        </table:table-row>
        <table:table-row table:style-name="ro1">
          <table:table-cell table:style-name="ce1" office:value-type="float" office:value="1000000" calcext:value-type="float">
            <text:p>10.0E+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193" calcext:value-type="float">
            <text:p>193</text:p>
          </table:table-cell>
          <table:table-cell office:value-type="float" office:value="3.14159265359813" calcext:value-type="float">
            <text:p>3.14159265359813</text:p>
          </table:table-cell>
          <table:table-cell table:number-columns-repeated="2"/>
          <table:table-cell table:formula="of:=(ABS([.F21]-[.I53])/[.I53])*100" office:value-type="float" office:value="0.000000000265470297412822" calcext:value-type="float">
            <text:p>0.00000000026547</text:p>
          </table:table-cell>
          <table:table-cell/>
          <table:table-cell table:style-name="ce8" office:value-type="float" office:value="100000000" calcext:value-type="float">
            <text:p>10.0E+07</text:p>
          </table:table-cell>
          <table:table-cell table:style-name="ce6" office:value-type="float" office:value="187511" calcext:value-type="float">
            <text:p>187511</text:p>
          </table:table-cell>
          <table:table-cell table:style-name="ce6" office:value-type="float" office:value="98020" calcext:value-type="float">
            <text:p>98020</text:p>
          </table:table-cell>
          <table:table-cell table:style-name="ce6" office:value-type="float" office:value="48463" calcext:value-type="float">
            <text:p>48463</text:p>
          </table:table-cell>
          <table:table-cell table:style-name="ce6" office:value-type="float" office:value="42224" calcext:value-type="float">
            <text:p>42224</text:p>
          </table:table-cell>
          <table:table-cell table:style-name="ce6" office:value-type="float" office:value="16628" calcext:value-type="float">
            <text:p>16628</text:p>
          </table:table-cell>
          <table:table-cell table:style-name="ce6" office:value-type="float" office:value="7958" calcext:value-type="float">
            <text:p>7958</text:p>
          </table:table-cell>
          <table:table-cell table:number-columns-repeated="7"/>
        </table:table-row>
        <table:table-row table:style-name="ro1">
          <table:table-cell table:style-name="ce1" office:value-type="float" office:value="1000000" calcext:value-type="float">
            <text:p>10.0E+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102" calcext:value-type="float">
            <text:p>102</text:p>
          </table:table-cell>
          <table:table-cell office:value-type="float" office:value="3.14159265359813" calcext:value-type="float">
            <text:p>3.14159265359813</text:p>
          </table:table-cell>
          <table:table-cell table:number-columns-repeated="2"/>
          <table:table-cell table:formula="of:=(ABS([.F22]-[.I53])/[.I53])*100" office:value-type="float" office:value="0.000000000265470297412822" calcext:value-type="float">
            <text:p>0.00000000026547</text:p>
          </table:table-cell>
          <table:table-cell/>
          <table:table-cell table:style-name="ce8" office:value-type="float" office:value="1000000000" calcext:value-type="float">
            <text:p>10.0E+08</text:p>
          </table:table-cell>
          <table:table-cell table:style-name="ce6" office:value-type="float" office:value="1878090" calcext:value-type="float">
            <text:p>1878090</text:p>
          </table:table-cell>
          <table:table-cell table:style-name="ce6" office:value-type="float" office:value="942441" calcext:value-type="float">
            <text:p>942441</text:p>
          </table:table-cell>
          <table:table-cell table:style-name="ce6" office:value-type="float" office:value="472981" calcext:value-type="float">
            <text:p>472981</text:p>
          </table:table-cell>
          <table:table-cell table:style-name="ce6" office:value-type="float" office:value="311261" calcext:value-type="float">
            <text:p>311261</text:p>
          </table:table-cell>
          <table:table-cell table:style-name="ce6" office:value-type="float" office:value="182413" calcext:value-type="float">
            <text:p>182413</text:p>
          </table:table-cell>
          <table:table-cell table:style-name="ce6" office:value-type="float" office:value="99602" calcext:value-type="float">
            <text:p>9960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8" office:value-type="float" office:value="10000000000" calcext:value-type="float">
            <text:p>10.0E+09</text:p>
          </table:table-cell>
          <table:table-cell table:style-name="ce6" office:value-type="float" office:value="18756401" calcext:value-type="float">
            <text:p>18756401</text:p>
          </table:table-cell>
          <table:table-cell table:style-name="ce6" office:value-type="float" office:value="9380895" calcext:value-type="float">
            <text:p>9380895</text:p>
          </table:table-cell>
          <table:table-cell table:style-name="ce6" office:value-type="float" office:value="4688932" calcext:value-type="float">
            <text:p>4688932</text:p>
          </table:table-cell>
          <table:table-cell table:style-name="ce6" office:value-type="float" office:value="2831292" calcext:value-type="float">
            <text:p>2831292</text:p>
          </table:table-cell>
          <table:table-cell table:style-name="ce6" office:value-type="float" office:value="1379571" calcext:value-type="float">
            <text:p>1379571</text:p>
          </table:table-cell>
          <table:table-cell table:style-name="ce6" office:value-type="float" office:value="744134" calcext:value-type="float">
            <text:p>744134</text:p>
          </table:table-cell>
          <table:table-cell table:number-columns-repeated="7"/>
        </table:table-row>
        <table:table-row table:style-name="ro1">
          <table:table-cell table:style-name="ce1" office:value-type="float" office:value="10000000" calcext:value-type="float">
            <text:p>10.0E+06</text:p>
          </table:table-cell>
          <table:table-cell office:value-type="float" office:value="1" calcext:value-type="float">
            <text:p>1</text:p>
          </table:table-cell>
          <table:table-cell office:value-type="float" office:value="59506" calcext:value-type="float">
            <text:p>59506</text:p>
          </table:table-cell>
          <table:table-cell/>
          <table:table-cell table:style-name="Default" office:value-type="float" office:value="22900" calcext:value-type="float">
            <text:p>22900</text:p>
          </table:table-cell>
          <table:table-cell office:value-type="float" office:value="3.14159265358976" calcext:value-type="float">
            <text:p>3.14159265358976</text:p>
          </table:table-cell>
          <table:table-cell table:number-columns-repeated="2"/>
          <table:table-cell table:formula="of:=(ABS([.F24]-[.I53])/[.I53])*100" office:value-type="float" office:value="0.000000000000961234303731197" calcext:value-type="float">
            <text:p>0.00000000000096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1" office:value-type="float" office:value="10000000" calcext:value-type="float">
            <text:p>10.0E+06</text:p>
          </table:table-cell>
          <table:table-cell office:value-type="float" office:value="2" calcext:value-type="float">
            <text:p>2</text:p>
          </table:table-cell>
          <table:table-cell office:value-type="float" office:value="28694" calcext:value-type="float">
            <text:p>28694</text:p>
          </table:table-cell>
          <table:table-cell/>
          <table:table-cell table:style-name="Default" office:value-type="float" office:value="13326" calcext:value-type="float">
            <text:p>13326</text:p>
          </table:table-cell>
          <table:table-cell office:value-type="float" office:value="3.1415926535899" calcext:value-type="float">
            <text:p>3.14159265358990</text:p>
          </table:table-cell>
          <table:table-cell table:number-columns-repeated="2"/>
          <table:table-cell table:formula="of:=(ABS([.F25]-[.I53])/[.I53])*100" office:value-type="float" office:value="0.00000000000350567804890201" calcext:value-type="float">
            <text:p>0.00000000000351</text:p>
          </table:table-cell>
          <table:table-cell/>
          <table:table-cell table:style-name="ce6"/>
          <table:table-cell table:style-name="ce9" office:value-type="string" calcext:value-type="string" table:number-columns-spanned="6" table:number-rows-spanned="1">
            <text:p>% ERRORS</text:p>
          </table:table-cell>
          <table:covered-table-cell table:number-columns-repeated="5" table:style-name="ce6"/>
          <table:table-cell table:number-columns-repeated="7"/>
        </table:table-row>
        <table:table-row table:style-name="ro1">
          <table:table-cell table:style-name="ce1" office:value-type="float" office:value="10000000" calcext:value-type="float">
            <text:p>10.0E+06</text:p>
          </table:table-cell>
          <table:table-cell office:value-type="float" office:value="4" calcext:value-type="float">
            <text:p>4</text:p>
          </table:table-cell>
          <table:table-cell office:value-type="float" office:value="12162" calcext:value-type="float">
            <text:p>12162</text:p>
          </table:table-cell>
          <table:table-cell/>
          <table:table-cell table:style-name="Default" office:value-type="float" office:value="4782" calcext:value-type="float">
            <text:p>4782</text:p>
          </table:table-cell>
          <table:table-cell office:value-type="float" office:value="3.14159265358988" calcext:value-type="float">
            <text:p>3.14159265358988</text:p>
          </table:table-cell>
          <table:table-cell table:number-columns-repeated="2"/>
          <table:table-cell table:formula="of:=(ABS([.F26]-[.I53])/[.I53])*100" office:value-type="float" office:value="0.00000000000286956711260931" calcext:value-type="float">
            <text:p>0.00000000000287</text:p>
          </table:table-cell>
          <table:table-cell/>
          <table:table-cell table:style-name="ce7" office:value-type="string" calcext:value-type="string">
            <text:p>procs/area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10000000" calcext:value-type="float">
            <text:p>10.0E+06</text:p>
          </table:table-cell>
          <table:table-cell office:value-type="float" office:value="8" calcext:value-type="float">
            <text:p>8</text:p>
          </table:table-cell>
          <table:table-cell office:value-type="float" office:value="5759" calcext:value-type="float">
            <text:p>5759</text:p>
          </table:table-cell>
          <table:table-cell/>
          <table:table-cell table:style-name="Default" office:value-type="float" office:value="14820" calcext:value-type="float">
            <text:p>14820</text:p>
          </table:table-cell>
          <table:table-cell office:value-type="float" office:value="3.14159265358987" calcext:value-type="float">
            <text:p>3.14159265358987</text:p>
          </table:table-cell>
          <table:table-cell table:number-columns-repeated="2"/>
          <table:table-cell table:formula="of:=(ABS([.F27]-[.I53])/[.I53])*100" office:value-type="float" office:value="0.00000000000254444374517082" calcext:value-type="float">
            <text:p>0.00000000000254</text:p>
          </table:table-cell>
          <table:table-cell/>
          <table:table-cell table:style-name="ce8" office:value-type="float" office:value="10000" calcext:value-type="float">
            <text:p>10.0E+03</text:p>
          </table:table-cell>
          <table:table-cell table:style-name="ce10" office:value-type="float" office:value="0.00000265258227921721" calcext:value-type="float">
            <text:p>0.00000265258228</text:p>
          </table:table-cell>
          <table:table-cell table:number-columns-repeated="3" table:style-name="ce10" office:value-type="float" office:value="0.00000265258259020478" calcext:value-type="float">
            <text:p>0.00000265258259</text:p>
          </table:table-cell>
          <table:table-cell table:number-columns-repeated="2" table:style-name="ce10" office:value-type="float" office:value="0.511335759747655" calcext:value-type="float">
            <text:p>0.51133575974766</text:p>
          </table:table-cell>
          <table:table-cell table:number-columns-repeated="7"/>
        </table:table-row>
        <table:table-row table:style-name="ro1">
          <table:table-cell table:style-name="ce1" office:value-type="float" office:value="10000000" calcext:value-type="float">
            <text:p>10.0E+06</text:p>
          </table:table-cell>
          <table:table-cell office:value-type="float" office:value="16" calcext:value-type="float">
            <text:p>16</text:p>
          </table:table-cell>
          <table:table-cell office:value-type="float" office:value="1921" calcext:value-type="float">
            <text:p>1921</text:p>
          </table:table-cell>
          <table:table-cell/>
          <table:table-cell table:style-name="Default" office:value-type="float" office:value="1687" calcext:value-type="float">
            <text:p>1687</text:p>
          </table:table-cell>
          <table:table-cell office:value-type="float" office:value="3.14159265358987" calcext:value-type="float">
            <text:p>3.14159265358987</text:p>
          </table:table-cell>
          <table:table-cell table:number-columns-repeated="2"/>
          <table:table-cell table:formula="of:=(ABS([.F28]-[.I53])/[.I53])*100" office:value-type="float" office:value="0.00000000000254444374517082" calcext:value-type="float">
            <text:p>0.00000000000254</text:p>
          </table:table-cell>
          <table:table-cell/>
          <table:table-cell table:style-name="ce8" office:value-type="float" office:value="100000" calcext:value-type="float">
            <text:p>10.0E+04</text:p>
          </table:table-cell>
          <table:table-cell table:number-columns-repeated="2" table:style-name="ce10" office:value-type="float" office:value="0.0000000265260380803845" calcext:value-type="float">
            <text:p>0.00000002652604</text:p>
          </table:table-cell>
          <table:table-cell table:style-name="ce10" office:value-type="float" office:value="0.0000000265257129570171" calcext:value-type="float">
            <text:p>0.00000002652571</text:p>
          </table:table-cell>
          <table:table-cell table:number-columns-repeated="2" table:style-name="ce10" office:value-type="float" office:value="0.0000000265260380803845" calcext:value-type="float">
            <text:p>0.00000002652604</text:p>
          </table:table-cell>
          <table:table-cell table:style-name="ce10" office:value-type="float" office:value="0.10194066780111" calcext:value-type="float">
            <text:p>0.10194066780111</text:p>
          </table:table-cell>
          <table:table-cell table:number-columns-repeated="7"/>
        </table:table-row>
        <table:table-row table:style-name="ro1">
          <table:table-cell table:style-name="ce1" office:value-type="float" office:value="10000000" calcext:value-type="float">
            <text:p>10.0E+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851" calcext:value-type="float">
            <text:p>851</text:p>
          </table:table-cell>
          <table:table-cell office:value-type="float" office:value="3.14159265358987" calcext:value-type="float">
            <text:p>3.14159265358987</text:p>
          </table:table-cell>
          <table:table-cell table:number-columns-repeated="2"/>
          <table:table-cell table:formula="of:=(ABS([.F29]-[.I53])/[.I53])*100" office:value-type="float" office:value="0.00000000000254444374517082" calcext:value-type="float">
            <text:p>0.00000000000254</text:p>
          </table:table-cell>
          <table:table-cell/>
          <table:table-cell table:style-name="ce8" office:value-type="float" office:value="1000000" calcext:value-type="float">
            <text:p>10.0E+05</text:p>
          </table:table-cell>
          <table:table-cell table:style-name="ce10" office:value-type="float" office:value="0.000000000266431531716553" calcext:value-type="float">
            <text:p>0.00000000026643</text:p>
          </table:table-cell>
          <table:table-cell table:style-name="ce10" office:value-type="float" office:value="0.000000000266106408349114" calcext:value-type="float">
            <text:p>0.00000000026611</text:p>
          </table:table-cell>
          <table:table-cell table:number-columns-repeated="4" table:style-name="ce10" office:value-type="float" office:value="0.000000000265470297412822" calcext:value-type="float">
            <text:p>0.0000000002654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8" office:value-type="float" office:value="10000000" calcext:value-type="float">
            <text:p>10.0E+06</text:p>
          </table:table-cell>
          <table:table-cell table:style-name="ce10" office:value-type="float" office:value="0.000000000000961234303731197" calcext:value-type="float">
            <text:p>0.00000000000096</text:p>
          </table:table-cell>
          <table:table-cell table:style-name="ce10" office:value-type="float" office:value="0.00000000000350567804890201" calcext:value-type="float">
            <text:p>0.00000000000351</text:p>
          </table:table-cell>
          <table:table-cell table:style-name="ce10" office:value-type="float" office:value="0.00000000000286956711260931" calcext:value-type="float">
            <text:p>0.00000000000287</text:p>
          </table:table-cell>
          <table:table-cell table:number-columns-repeated="3" table:style-name="ce10" office:value-type="float" office:value="0.00000000000254444374517082" calcext:value-type="float">
            <text:p>0.00000000000254</text:p>
          </table:table-cell>
          <table:table-cell table:number-columns-repeated="7"/>
        </table:table-row>
        <table:table-row table:style-name="ro1">
          <table:table-cell table:style-name="ce1" office:value-type="float" office:value="100000000" calcext:value-type="float">
            <text:p>10.0E+07</text:p>
          </table:table-cell>
          <table:table-cell office:value-type="float" office:value="1" calcext:value-type="float">
            <text:p>1</text:p>
          </table:table-cell>
          <table:table-cell office:value-type="float" office:value="10973" calcext:value-type="float">
            <text:p>10973</text:p>
          </table:table-cell>
          <table:table-cell/>
          <table:table-cell table:style-name="Default" office:value-type="float" office:value="187511" calcext:value-type="float">
            <text:p>187511</text:p>
          </table:table-cell>
          <table:table-cell office:value-type="float" office:value="3.14159265358973" calcext:value-type="float">
            <text:p>3.14159265358973</text:p>
          </table:table-cell>
          <table:table-cell table:number-columns-repeated="2"/>
          <table:table-cell table:formula="of:=(ABS([.F31]-[.I53])/[.I53])*100" office:value-type="float" office:value="0.00000000000190833280887811" calcext:value-type="float">
            <text:p>0.00000000000191</text:p>
          </table:table-cell>
          <table:table-cell/>
          <table:table-cell table:style-name="ce8" office:value-type="float" office:value="100000000" calcext:value-type="float">
            <text:p>10.0E+07</text:p>
          </table:table-cell>
          <table:table-cell table:style-name="ce10" office:value-type="float" office:value="0.00000000000190833280887811" calcext:value-type="float">
            <text:p>0.00000000000191</text:p>
          </table:table-cell>
          <table:table-cell table:style-name="ce10" office:value-type="float" office:value="0.00000000000414178898519472" calcext:value-type="float">
            <text:p>0.00000000000414</text:p>
          </table:table-cell>
          <table:table-cell table:style-name="ce10" office:value-type="float" office:value="0.00000000000381666561775622" calcext:value-type="float">
            <text:p>0.00000000000382</text:p>
          </table:table-cell>
          <table:table-cell table:number-columns-repeated="3" table:style-name="ce10" office:value-type="float" office:value="0" calcext:value-type="float">
            <text:p>0.00000000000000</text:p>
          </table:table-cell>
          <table:table-cell table:number-columns-repeated="7"/>
        </table:table-row>
        <table:table-row table:style-name="ro1">
          <table:table-cell table:style-name="ce1" office:value-type="float" office:value="100000000" calcext:value-type="float">
            <text:p>10.0E+07</text:p>
          </table:table-cell>
          <table:table-cell office:value-type="float" office:value="2" calcext:value-type="float">
            <text:p>2</text:p>
          </table:table-cell>
          <table:table-cell office:value-type="float" office:value="12062" calcext:value-type="float">
            <text:p>12062</text:p>
          </table:table-cell>
          <table:table-cell/>
          <table:table-cell table:style-name="Default" office:value-type="float" office:value="98020" calcext:value-type="float">
            <text:p>98020</text:p>
          </table:table-cell>
          <table:table-cell office:value-type="float" office:value="3.14159265358992" calcext:value-type="float">
            <text:p>3.14159265358992</text:p>
          </table:table-cell>
          <table:table-cell table:number-columns-repeated="2"/>
          <table:table-cell table:formula="of:=(ABS([.F32]-[.I53])/[.I53])*100" office:value-type="float" office:value="0.00000000000414178898519472" calcext:value-type="float">
            <text:p>0.00000000000414</text:p>
          </table:table-cell>
          <table:table-cell/>
          <table:table-cell table:style-name="ce8" office:value-type="float" office:value="1000000000" calcext:value-type="float">
            <text:p>10.0E+08</text:p>
          </table:table-cell>
          <table:table-cell table:style-name="ce10" office:value-type="float" office:value="0.0000000000203696857599508" calcext:value-type="float">
            <text:p>0.00000000002037</text:p>
          </table:table-cell>
          <table:table-cell table:style-name="ce10" office:value-type="float" office:value="0.00000000000381666561775622" calcext:value-type="float">
            <text:p>0.00000000000382</text:p>
          </table:table-cell>
          <table:table-cell table:style-name="ce10" office:value-type="float" office:value="0.00000000000350567804890201" calcext:value-type="float">
            <text:p>0.00000000000351</text:p>
          </table:table-cell>
          <table:table-cell table:style-name="ce10" office:value-type="float" office:value="0.000000000000636110936292704" calcext:value-type="float">
            <text:p>0.00000000000064</text:p>
          </table:table-cell>
          <table:table-cell table:style-name="ce10" office:value-type="float" office:value="0.00000000000286956711260931" calcext:value-type="float">
            <text:p>0.00000000000287</text:p>
          </table:table-cell>
          <table:table-cell table:style-name="ce10" office:value-type="float" office:value="0.000000000000636110936292704" calcext:value-type="float">
            <text:p>0.00000000000064</text:p>
          </table:table-cell>
          <table:table-cell table:number-columns-repeated="7"/>
        </table:table-row>
        <table:table-row table:style-name="ro1">
          <table:table-cell table:style-name="ce1" office:value-type="float" office:value="100000000" calcext:value-type="float">
            <text:p>10.0E+07</text:p>
          </table:table-cell>
          <table:table-cell office:value-type="float" office:value="4" calcext:value-type="float">
            <text:p>4</text:p>
          </table:table-cell>
          <table:table-cell office:value-type="float" office:value="14718" calcext:value-type="float">
            <text:p>14718</text:p>
          </table:table-cell>
          <table:table-cell/>
          <table:table-cell table:style-name="Default" office:value-type="float" office:value="48463" calcext:value-type="float">
            <text:p>48463</text:p>
          </table:table-cell>
          <table:table-cell office:value-type="float" office:value="3.14159265358967" calcext:value-type="float">
            <text:p>3.14159265358967</text:p>
          </table:table-cell>
          <table:table-cell table:number-columns-repeated="2"/>
          <table:table-cell table:formula="of:=(ABS([.F33]-[.I53])/[.I53])*100" office:value-type="float" office:value="0.00000000000381666561775622" calcext:value-type="float">
            <text:p>0.00000000000382</text:p>
          </table:table-cell>
          <table:table-cell/>
          <table:table-cell table:style-name="ce8" office:value-type="float" office:value="10000000000" calcext:value-type="float">
            <text:p>10.0E+09</text:p>
          </table:table-cell>
          <table:table-cell table:style-name="ce10" office:value-type="float" office:value="0.00000000000572499842663434" calcext:value-type="float">
            <text:p>0.00000000000572</text:p>
          </table:table-cell>
          <table:table-cell table:style-name="ce10" office:value-type="float" office:value="0.00000000000350567804890201" calcext:value-type="float">
            <text:p>0.00000000000351</text:p>
          </table:table-cell>
          <table:table-cell table:style-name="ce10" office:value-type="float" office:value="0.000000000000961234303731197" calcext:value-type="float">
            <text:p>0.00000000000096</text:p>
          </table:table-cell>
          <table:table-cell table:style-name="ce10" office:value-type="float" office:value="0.000000000000636110936292704" calcext:value-type="float">
            <text:p>0.00000000000064</text:p>
          </table:table-cell>
          <table:table-cell table:style-name="ce10" office:value-type="float" office:value="0.00000000000127222187258541" calcext:value-type="float">
            <text:p>0.00000000000127</text:p>
          </table:table-cell>
          <table:table-cell table:style-name="ce10" office:value-type="float" office:value="0.000000000000961234303731197" calcext:value-type="float">
            <text:p>0.00000000000096</text:p>
          </table:table-cell>
          <table:table-cell table:number-columns-repeated="7"/>
        </table:table-row>
        <table:table-row table:style-name="ro1">
          <table:table-cell table:style-name="ce1" office:value-type="float" office:value="100000000" calcext:value-type="float">
            <text:p>10.0E+07</text:p>
          </table:table-cell>
          <table:table-cell office:value-type="float" office:value="8" calcext:value-type="float">
            <text:p>8</text:p>
          </table:table-cell>
          <table:table-cell office:value-type="float" office:value="25154" calcext:value-type="float">
            <text:p>25154</text:p>
          </table:table-cell>
          <table:table-cell/>
          <table:table-cell table:style-name="Default" office:value-type="float" office:value="42224" calcext:value-type="float">
            <text:p>42224</text:p>
          </table:table-cell>
          <table:table-cell office:value-type="float" office:value="3.1415926535898" calcext:value-type="float">
            <text:p>3.14159265358980</text:p>
          </table:table-cell>
          <table:table-cell table:number-columns-repeated="2"/>
          <table:table-cell table:formula="of:=(ABS([.F34]-[.I53])/[.I53])*100" office:value-type="float" office:value="0" calcext:value-type="float">
            <text:p>0.00000000000000</text:p>
          </table:table-cell>
          <table:table-cell table:number-columns-repeated="2"/>
          <table:table-cell table:style-name="ce11" table:number-columns-spanned="6" table:number-rows-spanned="1"/>
          <table:covered-table-cell table:number-columns-repeated="5" table:style-name="ce6"/>
          <table:table-cell table:number-columns-repeated="7"/>
        </table:table-row>
        <table:table-row table:style-name="ro1">
          <table:table-cell table:style-name="ce1" office:value-type="float" office:value="100000000" calcext:value-type="float">
            <text:p>10.0E+07</text:p>
          </table:table-cell>
          <table:table-cell office:value-type="float" office:value="16" calcext:value-type="float">
            <text:p>16</text:p>
          </table:table-cell>
          <table:table-cell office:value-type="float" office:value="44452" calcext:value-type="float">
            <text:p>44452</text:p>
          </table:table-cell>
          <table:table-cell/>
          <table:table-cell table:style-name="Default" office:value-type="float" office:value="16628" calcext:value-type="float">
            <text:p>16628</text:p>
          </table:table-cell>
          <table:table-cell office:value-type="float" office:value="3.1415926535898" calcext:value-type="float">
            <text:p>3.14159265358980</text:p>
          </table:table-cell>
          <table:table-cell table:number-columns-repeated="2"/>
          <table:table-cell table:formula="of:=(ABS([.F35]-[.I53])/[.I53])*100" office:value-type="float" office:value="0" calcext:value-type="float">
            <text:p>0.00000000000000</text:p>
          </table:table-cell>
          <table:table-cell table:number-columns-repeated="15"/>
        </table:table-row>
        <table:table-row table:style-name="ro1">
          <table:table-cell table:style-name="ce1" office:value-type="float" office:value="100000000" calcext:value-type="float">
            <text:p>10.0E+07</text:p>
          </table:table-cell>
          <table:table-cell office:value-type="float" office:value="32" calcext:value-type="float">
            <text:p>32</text:p>
          </table:table-cell>
          <table:table-cell office:value-type="float" office:value="169620" calcext:value-type="float">
            <text:p>169620</text:p>
          </table:table-cell>
          <table:table-cell/>
          <table:table-cell table:style-name="Default" office:value-type="float" office:value="7958" calcext:value-type="float">
            <text:p>7958</text:p>
          </table:table-cell>
          <table:table-cell office:value-type="float" office:value="3.1415926535898" calcext:value-type="float">
            <text:p>3.14159265358980</text:p>
          </table:table-cell>
          <table:table-cell table:number-columns-repeated="2"/>
          <table:table-cell table:formula="of:=(ABS([.F36]-[.I53])/[.I53])*100" office:value-type="float" office:value="0" calcext:value-type="float">
            <text:p>0.00000000000000</text:p>
          </table:table-cell>
          <table:table-cell/>
          <table:table-cell table:style-name="ce6"/>
          <table:table-cell table:style-name="ce12" office:value-type="string" calcext:value-type="string" table:number-columns-spanned="6" table:number-rows-spanned="1">
            <text:p>TIMES(micro secs)</text:p>
          </table:table-cell>
          <table:covered-table-cell table:number-columns-repeated="5" table:style-name="ce6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6" office:value-type="string" calcext:value-type="string">
            <text:p>procs/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1" office:value-type="float" office:value="1000000000" calcext:value-type="float">
            <text:p>10.0E+08</text:p>
          </table:table-cell>
          <table:table-cell office:value-type="float" office:value="1" calcext:value-type="float">
            <text:p>1</text:p>
          </table:table-cell>
          <table:table-cell office:value-type="float" office:value="5767095" calcext:value-type="float">
            <text:p>5767095</text:p>
          </table:table-cell>
          <table:table-cell/>
          <table:table-cell table:style-name="Default" office:value-type="float" office:value="1878090" calcext:value-type="float">
            <text:p>1878090</text:p>
          </table:table-cell>
          <table:table-cell office:value-type="float" office:value="3.14159265359043" calcext:value-type="float">
            <text:p>3.14159265359043</text:p>
          </table:table-cell>
          <table:table-cell table:number-columns-repeated="2"/>
          <table:table-cell table:formula="of:=(ABS([.F38]-[.I53])/[.I53])*100" office:value-type="float" office:value="0.0000000000203696857599508" calcext:value-type="float">
            <text:p>0.00000000002037</text:p>
          </table:table-cell>
          <table:table-cell/>
          <table:table-cell table:style-name="ce8" office:value-type="float" office:value="10000" calcext:value-type="float">
            <text:p>10.0E+0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1943" calcext:value-type="float">
            <text:p>1943</text:p>
          </table:table-cell>
          <table:table-cell table:style-name="ce6" table:number-columns-repeated="3"/>
          <table:table-cell table:number-columns-repeated="7"/>
        </table:table-row>
        <table:table-row table:style-name="ro1">
          <table:table-cell table:style-name="ce1" office:value-type="float" office:value="1000000000" calcext:value-type="float">
            <text:p>10.0E+08</text:p>
          </table:table-cell>
          <table:table-cell office:value-type="float" office:value="2" calcext:value-type="float">
            <text:p>2</text:p>
          </table:table-cell>
          <table:table-cell office:value-type="float" office:value="5295841" calcext:value-type="float">
            <text:p>5295841</text:p>
          </table:table-cell>
          <table:table-cell/>
          <table:table-cell table:style-name="Default" office:value-type="float" office:value="942441" calcext:value-type="float">
            <text:p>942441</text:p>
          </table:table-cell>
          <table:table-cell office:value-type="float" office:value="3.14159265358991" calcext:value-type="float">
            <text:p>3.14159265358991</text:p>
          </table:table-cell>
          <table:table-cell table:number-columns-repeated="2"/>
          <table:table-cell table:formula="of:=(ABS([.F39]-[.I53])/[.I53])*100" office:value-type="float" office:value="0.00000000000381666561775622" calcext:value-type="float">
            <text:p>0.00000000000382</text:p>
          </table:table-cell>
          <table:table-cell/>
          <table:table-cell table:style-name="ce8" office:value-type="float" office:value="100000" calcext:value-type="float">
            <text:p>10.0E+04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571" calcext:value-type="float">
            <text:p>571</text:p>
          </table:table-cell>
          <table:table-cell table:style-name="ce6" table:number-columns-repeated="2"/>
          <table:table-cell table:style-name="ce6" office:value-type="float" office:value="117000" calcext:value-type="float">
            <text:p>117000</text:p>
          </table:table-cell>
          <table:table-cell table:number-columns-repeated="7"/>
        </table:table-row>
        <table:table-row table:style-name="ro1">
          <table:table-cell table:style-name="ce1" office:value-type="float" office:value="1000000000" calcext:value-type="float">
            <text:p>10.0E+08</text:p>
          </table:table-cell>
          <table:table-cell office:value-type="float" office:value="4" calcext:value-type="float">
            <text:p>4</text:p>
          </table:table-cell>
          <table:table-cell office:value-type="float" office:value="3017040" calcext:value-type="float">
            <text:p>3017040</text:p>
          </table:table-cell>
          <table:table-cell/>
          <table:table-cell table:style-name="Default" office:value-type="float" office:value="472981" calcext:value-type="float">
            <text:p>472981</text:p>
          </table:table-cell>
          <table:table-cell office:value-type="float" office:value="3.14159265358968" calcext:value-type="float">
            <text:p>3.14159265358968</text:p>
          </table:table-cell>
          <table:table-cell table:number-columns-repeated="2"/>
          <table:table-cell table:formula="of:=(ABS([.F40]-[.I53])/[.I53])*100" office:value-type="float" office:value="0.00000000000350567804890201" calcext:value-type="float">
            <text:p>0.00000000000351</text:p>
          </table:table-cell>
          <table:table-cell/>
          <table:table-cell table:style-name="ce8" office:value-type="float" office:value="1000000" calcext:value-type="float">
            <text:p>10.0E+05</text:p>
          </table:table-cell>
          <table:table-cell table:style-name="ce6" office:value-type="float" office:value="1392" calcext:value-type="float">
            <text:p>1392</text:p>
          </table:table-cell>
          <table:table-cell table:style-name="ce6" office:value-type="float" office:value="1292" calcext:value-type="float">
            <text:p>1292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24748" calcext:value-type="float">
            <text:p>24748</text:p>
          </table:table-cell>
          <table:table-cell table:style-name="ce6" table:number-columns-repeated="2"/>
          <table:table-cell table:number-columns-repeated="7"/>
        </table:table-row>
        <table:table-row table:style-name="ro1">
          <table:table-cell table:style-name="ce1" office:value-type="float" office:value="1000000000" calcext:value-type="float">
            <text:p>10.0E+08</text:p>
          </table:table-cell>
          <table:table-cell office:value-type="float" office:value="8" calcext:value-type="float">
            <text:p>8</text:p>
          </table:table-cell>
          <table:table-cell office:value-type="float" office:value="2447392" calcext:value-type="float">
            <text:p>2447392</text:p>
          </table:table-cell>
          <table:table-cell/>
          <table:table-cell table:style-name="Default" office:value-type="float" office:value="311261" calcext:value-type="float">
            <text:p>311261</text:p>
          </table:table-cell>
          <table:table-cell office:value-type="float" office:value="3.14159265358981" calcext:value-type="float">
            <text:p>3.14159265358981</text:p>
          </table:table-cell>
          <table:table-cell table:number-columns-repeated="2"/>
          <table:table-cell table:formula="of:=(ABS([.F41]-[.I53])/[.I53])*100" office:value-type="float" office:value="0.000000000000636110936292704" calcext:value-type="float">
            <text:p>0.00000000000064</text:p>
          </table:table-cell>
          <table:table-cell/>
          <table:table-cell table:style-name="ce8" office:value-type="float" office:value="10000000" calcext:value-type="float">
            <text:p>10.0E+06</text:p>
          </table:table-cell>
          <table:table-cell table:style-name="ce6" office:value-type="float" office:value="59506" calcext:value-type="float">
            <text:p>59506</text:p>
          </table:table-cell>
          <table:table-cell table:style-name="ce6" office:value-type="float" office:value="28694" calcext:value-type="float">
            <text:p>28694</text:p>
          </table:table-cell>
          <table:table-cell table:style-name="ce6" office:value-type="float" office:value="12162" calcext:value-type="float">
            <text:p>12162</text:p>
          </table:table-cell>
          <table:table-cell table:style-name="ce6" office:value-type="float" office:value="5759" calcext:value-type="float">
            <text:p>5759</text:p>
          </table:table-cell>
          <table:table-cell table:style-name="ce6" office:value-type="float" office:value="1921" calcext:value-type="float">
            <text:p>1921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1" office:value-type="float" office:value="1000000000" calcext:value-type="float">
            <text:p>10.0E+08</text:p>
          </table:table-cell>
          <table:table-cell office:value-type="float" office:value="16" calcext:value-type="float">
            <text:p>16</text:p>
          </table:table-cell>
          <table:table-cell office:value-type="float" office:value="1456115" calcext:value-type="float">
            <text:p>1456115</text:p>
          </table:table-cell>
          <table:table-cell/>
          <table:table-cell table:style-name="Default" office:value-type="float" office:value="182413" calcext:value-type="float">
            <text:p>182413</text:p>
          </table:table-cell>
          <table:table-cell office:value-type="float" office:value="3.14159265358988" calcext:value-type="float">
            <text:p>3.14159265358988</text:p>
          </table:table-cell>
          <table:table-cell table:number-columns-repeated="2"/>
          <table:table-cell table:formula="of:=(ABS([.F42]-[.I53])/[.I53])*100" office:value-type="float" office:value="0.00000000000286956711260931" calcext:value-type="float">
            <text:p>0.00000000000287</text:p>
          </table:table-cell>
          <table:table-cell/>
          <table:table-cell table:style-name="ce8" office:value-type="float" office:value="100000000" calcext:value-type="float">
            <text:p>10.0E+07</text:p>
          </table:table-cell>
          <table:table-cell table:style-name="ce6" office:value-type="float" office:value="10973" calcext:value-type="float">
            <text:p>10973</text:p>
          </table:table-cell>
          <table:table-cell table:style-name="ce6" office:value-type="float" office:value="12062" calcext:value-type="float">
            <text:p>12062</text:p>
          </table:table-cell>
          <table:table-cell table:style-name="ce6" office:value-type="float" office:value="14718" calcext:value-type="float">
            <text:p>14718</text:p>
          </table:table-cell>
          <table:table-cell table:style-name="ce6" office:value-type="float" office:value="25154" calcext:value-type="float">
            <text:p>25154</text:p>
          </table:table-cell>
          <table:table-cell table:style-name="ce6" office:value-type="float" office:value="44452" calcext:value-type="float">
            <text:p>44452</text:p>
          </table:table-cell>
          <table:table-cell table:style-name="ce6" office:value-type="float" office:value="169620" calcext:value-type="float">
            <text:p>169620</text:p>
          </table:table-cell>
          <table:table-cell table:number-columns-repeated="7"/>
        </table:table-row>
        <table:table-row table:style-name="ro1">
          <table:table-cell table:style-name="ce1" office:value-type="float" office:value="1000000000" calcext:value-type="float">
            <text:p>10.0E+08</text:p>
          </table:table-cell>
          <table:table-cell office:value-type="float" office:value="32" calcext:value-type="float">
            <text:p>32</text:p>
          </table:table-cell>
          <table:table-cell office:value-type="float" office:value="764800" calcext:value-type="float">
            <text:p>764800</text:p>
          </table:table-cell>
          <table:table-cell/>
          <table:table-cell table:style-name="Default" office:value-type="float" office:value="99602" calcext:value-type="float">
            <text:p>99602</text:p>
          </table:table-cell>
          <table:table-cell office:value-type="float" office:value="3.14159265358981" calcext:value-type="float">
            <text:p>3.14159265358981</text:p>
          </table:table-cell>
          <table:table-cell table:number-columns-repeated="2"/>
          <table:table-cell table:formula="of:=(ABS([.F43]-[.I53])/[.I53])*100" office:value-type="float" office:value="0.000000000000636110936292704" calcext:value-type="float">
            <text:p>0.00000000000064</text:p>
          </table:table-cell>
          <table:table-cell/>
          <table:table-cell table:style-name="ce8" office:value-type="float" office:value="1000000000" calcext:value-type="float">
            <text:p>10.0E+08</text:p>
          </table:table-cell>
          <table:table-cell table:style-name="ce6" office:value-type="float" office:value="5.767095" calcext:value-type="float">
            <text:p>5.767095</text:p>
          </table:table-cell>
          <table:table-cell table:style-name="ce6" office:value-type="float" office:value="5295841" calcext:value-type="float">
            <text:p>5295841</text:p>
          </table:table-cell>
          <table:table-cell table:style-name="ce6" office:value-type="float" office:value="3017040" calcext:value-type="float">
            <text:p>3017040</text:p>
          </table:table-cell>
          <table:table-cell table:style-name="ce6" office:value-type="float" office:value="2447392" calcext:value-type="float">
            <text:p>2447392</text:p>
          </table:table-cell>
          <table:table-cell table:style-name="ce6" office:value-type="float" office:value="1456115" calcext:value-type="float">
            <text:p>1456115</text:p>
          </table:table-cell>
          <table:table-cell table:style-name="ce6" office:value-type="float" office:value="764800" calcext:value-type="float">
            <text:p>7648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ce8" office:value-type="float" office:value="10000000000" calcext:value-type="float">
            <text:p>10.0E+09</text:p>
          </table:table-cell>
          <table:table-cell table:style-name="ce6" office:value-type="float" office:value="69519261" calcext:value-type="float">
            <text:p>69519261</text:p>
          </table:table-cell>
          <table:table-cell table:style-name="ce6" office:value-type="float" office:value="97379120" calcext:value-type="float">
            <text:p>97379120</text:p>
          </table:table-cell>
          <table:table-cell table:style-name="ce6" office:value-type="float" office:value="32611809" calcext:value-type="float">
            <text:p>32611809</text:p>
          </table:table-cell>
          <table:table-cell table:style-name="ce6" office:value-type="float" office:value="25859247" calcext:value-type="float">
            <text:p>25859247</text:p>
          </table:table-cell>
          <table:table-cell table:style-name="ce6" office:value-type="float" office:value="15288342" calcext:value-type="float">
            <text:p>15288342</text:p>
          </table:table-cell>
          <table:table-cell table:style-name="ce6" office:value-type="float" office:value="8646312" calcext:value-type="float">
            <text:p>8646312</text:p>
          </table:table-cell>
          <table:table-cell table:number-columns-repeated="7"/>
        </table:table-row>
        <table:table-row table:style-name="ro1">
          <table:table-cell table:style-name="ce1" office:value-type="float" office:value="10000000000" calcext:value-type="float">
            <text:p>10.0E+09</text:p>
          </table:table-cell>
          <table:table-cell office:value-type="float" office:value="1" calcext:value-type="float">
            <text:p>1</text:p>
          </table:table-cell>
          <table:table-cell office:value-type="float" office:value="69519261" calcext:value-type="float">
            <text:p>69519261</text:p>
          </table:table-cell>
          <table:table-cell/>
          <table:table-cell table:style-name="Default" office:value-type="float" office:value="18756401" calcext:value-type="float">
            <text:p>18756401</text:p>
          </table:table-cell>
          <table:table-cell office:value-type="float" office:value="3.14159265358997" calcext:value-type="float">
            <text:p>3.14159265358997</text:p>
          </table:table-cell>
          <table:table-cell table:number-columns-repeated="2"/>
          <table:table-cell table:formula="of:=(ABS([.F45]-[.I53])/[.I53])*100" office:value-type="float" office:value="0.00000000000572499842663434" calcext:value-type="float">
            <text:p>0.00000000000572</text:p>
          </table:table-cell>
          <table:table-cell/>
          <table:table-cell table:style-name="ce8"/>
          <table:table-cell table:number-columns-repeated="13"/>
        </table:table-row>
        <table:table-row table:style-name="ro1">
          <table:table-cell table:style-name="ce1" office:value-type="float" office:value="10000000000" calcext:value-type="float">
            <text:p>10.0E+09</text:p>
          </table:table-cell>
          <table:table-cell office:value-type="float" office:value="2" calcext:value-type="float">
            <text:p>2</text:p>
          </table:table-cell>
          <table:table-cell office:value-type="float" office:value="97379120" calcext:value-type="float">
            <text:p>97379120</text:p>
          </table:table-cell>
          <table:table-cell/>
          <table:table-cell table:style-name="Default" office:value-type="float" office:value="9380895" calcext:value-type="float">
            <text:p>9380895</text:p>
          </table:table-cell>
          <table:table-cell office:value-type="float" office:value="3.1415926535899" calcext:value-type="float">
            <text:p>3.14159265358990</text:p>
          </table:table-cell>
          <table:table-cell table:number-columns-repeated="2"/>
          <table:table-cell table:formula="of:=(ABS([.F46]-[.I53])/[.I53])*100" office:value-type="float" office:value="0.00000000000350567804890201" calcext:value-type="float">
            <text:p>0.00000000000351</text:p>
          </table:table-cell>
          <table:table-cell table:number-columns-repeated="15"/>
        </table:table-row>
        <table:table-row table:style-name="ro1">
          <table:table-cell table:style-name="ce1" office:value-type="float" office:value="10000000000" calcext:value-type="float">
            <text:p>10.0E+09</text:p>
          </table:table-cell>
          <table:table-cell office:value-type="float" office:value="4" calcext:value-type="float">
            <text:p>4</text:p>
          </table:table-cell>
          <table:table-cell office:value-type="float" office:value="32611809" calcext:value-type="float">
            <text:p>32611809</text:p>
          </table:table-cell>
          <table:table-cell/>
          <table:table-cell table:style-name="Default" office:value-type="float" office:value="4688932" calcext:value-type="float">
            <text:p>4688932</text:p>
          </table:table-cell>
          <table:table-cell office:value-type="float" office:value="3.14159265358982" calcext:value-type="float">
            <text:p>3.14159265358982</text:p>
          </table:table-cell>
          <table:table-cell table:number-columns-repeated="2"/>
          <table:table-cell table:formula="of:=(ABS([.F47]-[.I53])/[.I53])*100" office:value-type="float" office:value="0.000000000000961234303731197" calcext:value-type="float">
            <text:p>0.00000000000096</text:p>
          </table:table-cell>
          <table:table-cell table:number-columns-repeated="15"/>
        </table:table-row>
        <table:table-row table:style-name="ro1">
          <table:table-cell table:style-name="ce1" office:value-type="float" office:value="10000000000" calcext:value-type="float">
            <text:p>10.0E+09</text:p>
          </table:table-cell>
          <table:table-cell office:value-type="float" office:value="8" calcext:value-type="float">
            <text:p>8</text:p>
          </table:table-cell>
          <table:table-cell office:value-type="float" office:value="25859247" calcext:value-type="float">
            <text:p>25859247</text:p>
          </table:table-cell>
          <table:table-cell/>
          <table:table-cell table:style-name="Default" office:value-type="float" office:value="2831292" calcext:value-type="float">
            <text:p>2831292</text:p>
          </table:table-cell>
          <table:table-cell office:value-type="float" office:value="3.14159265358977" calcext:value-type="float">
            <text:p>3.14159265358977</text:p>
          </table:table-cell>
          <table:table-cell table:number-columns-repeated="2"/>
          <table:table-cell table:formula="of:=(ABS([.F48]-[.I53])/[.I53])*100" office:value-type="float" office:value="0.000000000000636110936292704" calcext:value-type="float">
            <text:p>0.00000000000064</text:p>
          </table:table-cell>
          <table:table-cell table:number-columns-repeated="15"/>
        </table:table-row>
        <table:table-row table:style-name="ro1">
          <table:table-cell table:style-name="ce1" office:value-type="float" office:value="10000000000" calcext:value-type="float">
            <text:p>10.0E+09</text:p>
          </table:table-cell>
          <table:table-cell office:value-type="float" office:value="16" calcext:value-type="float">
            <text:p>16</text:p>
          </table:table-cell>
          <table:table-cell office:value-type="float" office:value="15288342" calcext:value-type="float">
            <text:p>15288342</text:p>
          </table:table-cell>
          <table:table-cell/>
          <table:table-cell table:style-name="Default" office:value-type="float" office:value="1379571" calcext:value-type="float">
            <text:p>1379571</text:p>
          </table:table-cell>
          <table:table-cell office:value-type="float" office:value="3.14159265358983" calcext:value-type="float">
            <text:p>3.14159265358983</text:p>
          </table:table-cell>
          <table:table-cell table:number-columns-repeated="2"/>
          <table:table-cell table:formula="of:=(ABS([.F49]-[.I53])/[.I53])*100" office:value-type="float" office:value="0.00000000000127222187258541" calcext:value-type="float">
            <text:p>0.00000000000127</text:p>
          </table:table-cell>
          <table:table-cell table:number-columns-repeated="15"/>
        </table:table-row>
        <table:table-row table:style-name="ro1">
          <table:table-cell table:style-name="ce1" office:value-type="float" office:value="10000000000" calcext:value-type="float">
            <text:p>10.0E+09</text:p>
          </table:table-cell>
          <table:table-cell office:value-type="float" office:value="32" calcext:value-type="float">
            <text:p>32</text:p>
          </table:table-cell>
          <table:table-cell office:value-type="float" office:value="8646312" calcext:value-type="float">
            <text:p>8646312</text:p>
          </table:table-cell>
          <table:table-cell/>
          <table:table-cell table:style-name="Default" office:value-type="float" office:value="744134" calcext:value-type="float">
            <text:p>744134</text:p>
          </table:table-cell>
          <table:table-cell office:value-type="float" office:value="3.14159265358976" calcext:value-type="float">
            <text:p>3.14159265358976</text:p>
          </table:table-cell>
          <table:table-cell table:number-columns-repeated="2"/>
          <table:table-cell table:formula="of:=(ABS([.F50]-[.I53])/[.I53])*100" office:value-type="float" office:value="0.000000000000961234303731197" calcext:value-type="float">
            <text:p>0.00000000000096</text:p>
          </table:table-cell>
          <table:table-cell table:number-columns-repeated="15"/>
        </table:table-row>
        <table:table-row table:style-name="ro1" table:number-rows-repeated="2">
          <table:table-cell table:number-columns-repeated="24"/>
        </table:table-row>
        <table:table-row table:style-name="ro2">
          <table:table-cell table:number-columns-repeated="8"/>
          <table:table-cell table:style-name="ce5" office:value-type="float" office:value="3.14159265358979" calcext:value-type="float">
            <text:p>3.14159265358979</text:p>
          </table:table-cell>
          <table:table-cell table:number-columns-repeated="15"/>
        </table:table-row>
        <table:table-row table:style-name="ro1" table:number-rows-repeated="104852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>
        <table:shapes>
          <draw:frame draw:z-index="0" draw:style-name="gr1" draw:text-style-name="P1" svg:width="6.2992in" svg:height="3.5449in" svg:x="0.5528in" svg:y="0.115in">
            <draw:object draw:notify-on-update-of-ranges="Sheet1.B3:Sheet1.B8 Sheet1.P3:Sheet1.P3 Sheet1.I3:Sheet1.I8 Sheet1.P4:Sheet1.P4 Sheet1.I10:Sheet1.I15 Sheet1.P5:Sheet1.P5 Sheet1.I17:Sheet1.I22 Sheet1.P6:Sheet1.P6 Sheet1.I24:Sheet1.I29 Sheet1.P7:Sheet1.P7 Sheet1.I31:Sheet1.I36 Sheet1.P8:Sheet1.P8 Sheet1.I38:Sheet1.I43 Sheet1.P9:Sheet1.P9 Sheet1.I45:Sheet1.I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6in" svg:height="3.5449in" svg:x="7.6969in" svg:y="0.0941in">
            <draw:object draw:notify-on-update-of-ranges="Sheet1.B25:Sheet1.B29 Sheet1.P3:Sheet1.P3 Sheet1.E3:Sheet1.E8 Sheet1.P4:Sheet1.P4 Sheet1.E10:Sheet1.E15 Sheet1.P5:Sheet1.P5 Sheet1.E17:Sheet1.E22 Sheet1.P6:Sheet1.P6 Sheet1.E24:Sheet1.E29 Sheet1.P7:Sheet1.P7 Sheet1.E32:Sheet1.E36 Sheet1.P8:Sheet1.P8 Sheet1.E38:Sheet1.E43 Sheet1.P9:Sheet1.P9 Sheet1.E48:Sheet1.E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2634in" svg:height="3.8602in" svg:x="0.1783in" svg:y="3.7846in">
            <draw:object draw:notify-on-update-of-ranges="Sheet1.L16:Sheet1.Q16 Sheet1.K17:Sheet1.K17 Sheet1.L17:Sheet1.Q17 Sheet1.K18:Sheet1.K18 Sheet1.L18:Sheet1.Q18 Sheet1.K19:Sheet1.K19 Sheet1.L19:Sheet1.Q19 Sheet1.K20:Sheet1.K20 Sheet1.L20:Sheet1.Q20 Sheet1.K21:Sheet1.K21 Sheet1.L21:Sheet1.Q21 Sheet1.K22:Sheet1.K22 Sheet1.L22:Sheet1.Q22 Sheet1.K23:Sheet1.K23 Sheet1.L23:Sheet1.Q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2.026in" svg:height="5.9295in" svg:x="9.689in" svg:y="3.3654in">
            <draw:object draw:notify-on-update-of-ranges="Sheet1.K27:Sheet1.K33 Sheet1.L26:Sheet1.L26 Sheet1.L27:Sheet1.L33 Sheet1.M26:Sheet1.M26 Sheet1.M27:Sheet1.M33 Sheet1.N26:Sheet1.N26 Sheet1.N27:Sheet1.N33 Sheet1.O26:Sheet1.O26 Sheet1.O27:Sheet1.O33 Sheet1.P26:Sheet1.P26 Sheet1.P27:Sheet1.P33 Sheet1.Q26:Sheet1.Q26 Sheet1.Q27:Sheet1.Q3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.8264in" svg:height="7.5429in" svg:x="0.0386in" svg:y="9.5492in">
            <draw:object draw:notify-on-update-of-ranges="Sheet1.L37:Sheet1.Q37 Sheet1.K38:Sheet1.K38 Sheet1.L38:Sheet1.Q38 Sheet1.K39:Sheet1.K39 Sheet1.L39:Sheet1.Q39 Sheet1.K40:Sheet1.K40 Sheet1.L40:Sheet1.Q40 Sheet1.K41:Sheet1.K41 Sheet1.L41:Sheet1.Q41 Sheet1.K42:Sheet1.K42 Sheet1.L42:Sheet1.Q42 Sheet1.K43:Sheet1.K43 Sheet1.L43:Sheet1.Q43 Sheet1.K44:Sheet1.K44 Sheet1.L44:Sheet1.Q4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2634in" svg:height="3.8602in" svg:x="0.3181in" svg:y="4.7622in">
            <draw:object draw:notify-on-update-of-ranges="Sheet1.L16:Sheet1.Q16 Sheet1.K17:Sheet1.K17 Sheet1.L17:Sheet1.Q17 Sheet1.K18:Sheet1.K18 Sheet1.L18:Sheet1.Q18 Sheet1.K19:Sheet1.K19 Sheet1.L19:Sheet1.Q19 Sheet1.K20:Sheet1.K20 Sheet1.L20:Sheet1.Q20 Sheet1.K21:Sheet1.K21 Sheet1.L21:Sheet1.Q21 Sheet1.K22:Sheet1.K22 Sheet1.L22:Sheet1.Q22 Sheet1.K23:Sheet1.K23 Sheet1.L23:Sheet1.Q2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5" number:min-integer-digits="1"/>
    </number:number-style>
    <number:number-style style:name="N122">
      <number:number number:decimal-places="16" number:min-integer-digits="1"/>
    </number:number-style>
    <number:number-style style:name="N123">
      <number:number number:decimal-places="14" number:min-integer-digits="1"/>
    </number:number-style>
    <number:number-style style:name="N124">
      <number:number number:decimal-places="13" number:min-integer-digits="1"/>
    </number:number-style>
    <number:number-style style:name="N125">
      <number:number number:decimal-places="1" number:min-integer-digits="1"/>
    </number:number-style>
    <number:number-style style:name="N126">
      <number:scientific-number number:decimal-places="1" number:min-integer-digits="2" number:min-exponent-digits="2"/>
    </number:number-style>
    <number:number-style style:name="N127">
      <number:number number:decimal-places="6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10" number:min-integer-digits="1"/>
    </number:number-style>
    <number:number-style style:name="N131">
      <number:scientific-number number:decimal-places="1" number:min-integer-digits="2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2:33:03.977098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oboy </meta:initial-creator>
    <meta:creation-date>2014-10-14T07:00:39.580767213</meta:creation-date>
    <dc:date>2014-10-16T19:03:34.554206677</dc:date>
    <dc:creator>tomoboy </dc:creator>
    <meta:editing-duration>PT5H22M12S</meta:editing-duration>
    <meta:editing-cycles>4</meta:editing-cycles>
    <meta:generator>LibreOffice/4.2.6.3$Linux_X86_64 LibreOffice_project/420m0$Build-3</meta:generator>
    <meta:document-statistic meta:table-count="2" meta:cell-count="43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30">
      <style:chart-properties chart:display-label="true" chart:logarithmic="false" chart:minimum="0" chart:maximum="0.00000001" chart:origin="0" chart:reverse-direction="false" text:line-break="false" chart:link-data-style-to-source="false" chart:axis-position="1" chart:axis-label-position="outside-start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3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3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3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3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3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3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plot-area chart:style-name="ch2" table:cell-range-address="Sheet1.B3:Sheet1.B8 Sheet1.P3:Sheet1.P9 Sheet1.I3:Sheet1.I8 Sheet1.I10:Sheet1.I15 Sheet1.I17:Sheet1.I22 Sheet1.I24:Sheet1.I29 Sheet1.I31:Sheet1.I36 Sheet1.I38:Sheet1.I43 Sheet1.I45:Sheet1.I50" chart:data-source-has-labels="both" svg:x="0.77cm" svg:y="0.855cm" svg:width="14.591cm" svg:height="7.55cm">
          <chartooo:coordinate-region svg:x="3.138cm" svg:y="1.054cm" svg:width="12.036cm" svg:height="6.704cm"/>
          <chart:axis chart:dimension="x" chart:name="primary-x" chart:style-name="ch3" chartooo:axis-type="auto">
            <chartooo:date-scale/>
            <chart:categories table:cell-range-address="Sheet1.B3:Sheet1.B8"/>
          </chart:axis>
          <chart:axis chart:dimension="y" chart:name="primary-y" chart:style-name="ch4">
            <chart:grid chart:style-name="ch5" chart:class="minor"/>
          </chart:axis>
          <chart:series chart:style-name="ch6" chart:values-cell-range-address="Sheet1.I3:Sheet1.I8" chart:label-cell-address="Sheet1.P3:Sheet1.P3" chart:class="chart:line">
            <chart:data-point chart:repeated="6"/>
          </chart:series>
          <chart:series chart:style-name="ch7" chart:values-cell-range-address="Sheet1.I10:Sheet1.I15" chart:label-cell-address="Sheet1.P4:Sheet1.P4" chart:class="chart:line">
            <chart:data-point chart:repeated="6"/>
          </chart:series>
          <chart:series chart:style-name="ch8" chart:values-cell-range-address="Sheet1.I17:Sheet1.I22" chart:label-cell-address="Sheet1.P5:Sheet1.P5" chart:class="chart:line">
            <chart:data-point chart:repeated="6"/>
          </chart:series>
          <chart:series chart:style-name="ch9" chart:values-cell-range-address="Sheet1.I24:Sheet1.I29" chart:label-cell-address="Sheet1.P6:Sheet1.P6" chart:class="chart:line">
            <chart:data-point chart:repeated="6"/>
          </chart:series>
          <chart:series chart:style-name="ch10" chart:values-cell-range-address="Sheet1.I31:Sheet1.I36" chart:label-cell-address="Sheet1.P7:Sheet1.P7" chart:class="chart:line">
            <chart:data-point chart:repeated="6"/>
          </chart:series>
          <chart:series chart:style-name="ch11" chart:values-cell-range-address="Sheet1.I38:Sheet1.I43" chart:label-cell-address="Sheet1.P8:Sheet1.P8" chart:class="chart:line">
            <chart:data-point chart:repeated="6"/>
          </chart:series>
          <chart:series chart:style-name="ch12" chart:values-cell-range-address="Sheet1.I45:Sheet1.I50" chart:label-cell-address="Sheet1.P9:Sheet1.P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.0E+03</text:p>
                <draw:g>
                  <svg:desc>Sheet1.P3:Sheet1.P3</svg:desc>
                </draw:g>
              </table:table-cell>
              <table:table-cell office:value-type="string">
                <text:p>10.0E+04</text:p>
                <draw:g>
                  <svg:desc>Sheet1.P4:Sheet1.P4</svg:desc>
                </draw:g>
              </table:table-cell>
              <table:table-cell office:value-type="string">
                <text:p>10.0E+05</text:p>
                <draw:g>
                  <svg:desc>Sheet1.P5:Sheet1.P5</svg:desc>
                </draw:g>
              </table:table-cell>
              <table:table-cell office:value-type="string">
                <text:p>10.0E+06</text:p>
                <draw:g>
                  <svg:desc>Sheet1.P6:Sheet1.P6</svg:desc>
                </draw:g>
              </table:table-cell>
              <table:table-cell office:value-type="string">
                <text:p>10.0E+07</text:p>
                <draw:g>
                  <svg:desc>Sheet1.P7:Sheet1.P7</svg:desc>
                </draw:g>
              </table:table-cell>
              <table:table-cell office:value-type="string">
                <text:p>10.0E+08</text:p>
                <draw:g>
                  <svg:desc>Sheet1.P8:Sheet1.P8</svg:desc>
                </draw:g>
              </table:table-cell>
              <table:table-cell office:value-type="string">
                <text:p>10.0E+09</text:p>
                <draw:g>
                  <svg:desc>Sheet1.P9:Sheet1.P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3:Sheet1.B8</svg:desc>
                </draw:g>
              </table:table-cell>
              <table:table-cell office:value-type="float" office:value="0.0000026525823781678">
                <text:p>0.0000026525823781678</text:p>
                <draw:g>
                  <svg:desc>Sheet1.I3:Sheet1.I8</svg:desc>
                </draw:g>
              </table:table-cell>
              <table:table-cell office:value-type="float" office:value="0.0000000265261653025718">
                <text:p>0.0000000265261653025718</text:p>
                <draw:g>
                  <svg:desc>Sheet1.I10:Sheet1.I15</svg:desc>
                </draw:g>
              </table:table-cell>
              <table:table-cell office:value-type="float" office:value="0.00000000026648807491089">
                <text:p>0.00000000026648807491089</text:p>
                <draw:g>
                  <svg:desc>Sheet1.I17:Sheet1.I22</svg:desc>
                </draw:g>
              </table:table-cell>
              <table:table-cell office:value-type="float" office:value="0.000000000000834012116472656">
                <text:p>0.000000000000834012116472656</text:p>
                <draw:g>
                  <svg:desc>Sheet1.I24:Sheet1.I29</svg:desc>
                </draw:g>
              </table:table-cell>
              <table:table-cell office:value-type="float" office:value="0.00000000000188006121170955">
                <text:p>0.00000000000188006121170955</text:p>
                <draw:g>
                  <svg:desc>Sheet1.I31:Sheet1.I36</svg:desc>
                </draw:g>
              </table:table-cell>
              <table:table-cell office:value-type="float" office:value="0.0000000000202424635726923">
                <text:p>0.0000000000202424635726923</text:p>
                <draw:g>
                  <svg:desc>Sheet1.I38:Sheet1.I43</svg:desc>
                </draw:g>
              </table:table-cell>
              <table:table-cell office:value-type="float" office:value="0.00000000000576740582238718">
                <text:p>0.00000000000576740582238718</text:p>
                <draw:g>
                  <svg:desc>Sheet1.I45:Sheet1.I5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0265258250538999">
                <text:p>0.00000265258250538999</text:p>
              </table:table-cell>
              <table:table-cell office:value-type="float" office:value="0.0000000265260098087874">
                <text:p>0.0000000265260098087874</text:p>
              </table:table-cell>
              <table:table-cell office:value-type="float" office:value="0.000000000265979186161856">
                <text:p>0.000000000265979186161856</text:p>
              </table:table-cell>
              <table:table-cell office:value-type="float" office:value="0.00000000000346327065314917">
                <text:p>0.00000000000346327065314917</text:p>
              </table:table-cell>
              <table:table-cell office:value-type="float" office:value="0.00000000000422660377670041">
                <text:p>0.00000000000422660377670041</text:p>
              </table:table-cell>
              <table:table-cell office:value-type="float" office:value="0.00000000000381666561775622">
                <text:p>0.00000000000381666561775622</text:p>
              </table:table-cell>
              <table:table-cell office:value-type="float" office:value="0.00000000000353394964607058">
                <text:p>0.000000000003533949646070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265258253366158">
                <text:p>0.00000265258253366158</text:p>
              </table:table-cell>
              <table:table-cell office:value-type="float" office:value="0.0000000265258401792043">
                <text:p>0.0000000265258401792043</text:p>
              </table:table-cell>
              <table:table-cell office:value-type="float" office:value="0.000000000265371346822732">
                <text:p>0.000000000265371346822732</text:p>
              </table:table-cell>
              <table:table-cell office:value-type="float" office:value="0.00000000000274234492535077">
                <text:p>0.00000000000274234492535077</text:p>
              </table:table-cell>
              <table:table-cell office:value-type="float" office:value="0.00000000000381666561775622">
                <text:p>0.00000000000381666561775622</text:p>
              </table:table-cell>
              <table:table-cell office:value-type="float" office:value="0.00000000000340672745881204">
                <text:p>0.00000000000340672745881204</text:p>
              </table:table-cell>
              <table:table-cell office:value-type="float" office:value="0.000000000000989505900899762">
                <text:p>0.0000000000009895059008997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265258250538999">
                <text:p>0.00000265258250538999</text:p>
              </table:table-cell>
              <table:table-cell office:value-type="float" office:value="0.0000000265259108581973">
                <text:p>0.0000000265259108581973</text:p>
              </table:table-cell>
              <table:table-cell office:value-type="float" office:value="0.000000000265314803628395">
                <text:p>0.000000000265314803628395</text:p>
              </table:table-cell>
              <table:table-cell office:value-type="float" office:value="0.00000000000257271534233938">
                <text:p>0.00000000000257271534233938</text:p>
              </table:table-cell>
              <table:table-cell office:value-type="float" office:value="0">
                <text:p>0</text:p>
              </table:table-cell>
              <table:table-cell office:value-type="float" office:value="0.000000000000791604720719809">
                <text:p>0.000000000000791604720719809</text:p>
              </table:table-cell>
              <table:table-cell office:value-type="float" office:value="0.000000000000664382533461269">
                <text:p>0.0000000000006643825334612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1133575974757">
                <text:p>0.51133575974757</text:p>
              </table:table-cell>
              <table:table-cell office:value-type="float" office:value="0.0000000265259391297944">
                <text:p>0.0000000265259391297944</text:p>
              </table:table-cell>
              <table:table-cell office:value-type="float" office:value="0.000000000265343075225563">
                <text:p>0.000000000265343075225563</text:p>
              </table:table-cell>
              <table:table-cell office:value-type="float" office:value="0.00000000000261512273809223">
                <text:p>0.00000000000261512273809223</text:p>
              </table:table-cell>
              <table:table-cell office:value-type="float" office:value="0">
                <text:p>0</text:p>
              </table:table-cell>
              <table:table-cell office:value-type="float" office:value="0.00000000000292611030694644">
                <text:p>0.00000000000292611030694644</text:p>
              </table:table-cell>
              <table:table-cell office:value-type="float" office:value="0.00000000000134290086550682">
                <text:p>0.0000000000013429008655068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11335759747598">
                <text:p>0.511335759747598</text:p>
              </table:table-cell>
              <table:table-cell office:value-type="float" office:value="0.101940667801138">
                <text:p>0.101940667801138</text:p>
              </table:table-cell>
              <table:table-cell office:value-type="float" office:value="0.000000000265371346822732">
                <text:p>0.000000000265371346822732</text:p>
              </table:table-cell>
              <table:table-cell office:value-type="float" office:value="0.00000000000269993752959792">
                <text:p>0.00000000000269993752959792</text:p>
              </table:table-cell>
              <table:table-cell office:value-type="float" office:value="0.000000000000381666561775622">
                <text:p>0.000000000000381666561775622</text:p>
              </table:table-cell>
              <table:table-cell office:value-type="float" office:value="0.000000000000636110936292704">
                <text:p>0.000000000000636110936292704</text:p>
              </table:table-cell>
              <table:table-cell office:value-type="float" office:value="0.00000000000101777749806833">
                <text:p>0.00000000000101777749806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line" chart:style-name="ch1">
        <chart:title svg:x="5.061cm" svg:y="0.346cm" chart:style-name="ch2">
          <text:p>Time(micro secs) vs #procs</text:p>
        </chart:title>
        <chart:legend chart:legend-position="end" svg:x="13.176cm" svg:y="2.709cm" style:legend-expansion="high" chart:style-name="ch3"/>
        <chart:plot-area chart:style-name="ch4" table:cell-range-address="Sheet1.B25:Sheet1.B29 Sheet1.P3:Sheet1.P9 Sheet1.E3:Sheet1.E8 Sheet1.E10:Sheet1.E15 Sheet1.E17:Sheet1.E22 Sheet1.E24:Sheet1.E29 Sheet1.E32:Sheet1.E36 Sheet1.E38:Sheet1.E43 Sheet1.E48:Sheet1.E50" chart:data-source-has-labels="both" svg:x="1.331cm" svg:y="1.661cm" svg:width="11.205cm" svg:height="6.183cm">
          <chartooo:coordinate-region svg:x="3.064cm" svg:y="1.861cm" svg:width="9.472cm" svg:height="5.336cm"/>
          <chart:axis chart:dimension="x" chart:name="primary-x" chart:style-name="ch5" chartooo:axis-type="auto">
            <chartooo:date-scale/>
            <chart:title svg:x="6.571cm" svg:y="8.024cm" chart:style-name="ch6">
              <text:p>time</text:p>
            </chart:title>
            <chart:categories table:cell-range-address="Sheet1.B25:Sheet1.B29"/>
            <chart:grid chart:style-name="ch7" chart:class="major"/>
          </chart:axis>
          <chart:axis chart:dimension="y" chart:name="primary-y" chart:style-name="ch8">
            <chart:title svg:x="0.451cm" svg:y="5.299cm" chart:style-name="ch9">
              <text:p>#procs</text:p>
            </chart:title>
            <chart:grid chart:style-name="ch7" chart:class="major"/>
          </chart:axis>
          <chart:series chart:style-name="ch10" chart:values-cell-range-address="Sheet1.E3:Sheet1.E8" chart:label-cell-address="Sheet1.P3:Sheet1.P3" chart:class="chart:line">
            <chart:data-point chart:repeated="6"/>
          </chart:series>
          <chart:series chart:style-name="ch11" chart:values-cell-range-address="Sheet1.E10:Sheet1.E15" chart:label-cell-address="Sheet1.P4:Sheet1.P4" chart:class="chart:line">
            <chart:data-point chart:repeated="6"/>
          </chart:series>
          <chart:series chart:style-name="ch12" chart:values-cell-range-address="Sheet1.E17:Sheet1.E22" chart:label-cell-address="Sheet1.P5:Sheet1.P5" chart:class="chart:line">
            <chart:data-point chart:repeated="6"/>
          </chart:series>
          <chart:series chart:style-name="ch13" chart:values-cell-range-address="Sheet1.E24:Sheet1.E29" chart:label-cell-address="Sheet1.P6:Sheet1.P6" chart:class="chart:line">
            <chart:data-point chart:repeated="6"/>
          </chart:series>
          <chart:series chart:style-name="ch14" chart:values-cell-range-address="Sheet1.E32:Sheet1.E36" chart:label-cell-address="Sheet1.P7:Sheet1.P7" chart:class="chart:line">
            <chart:data-point chart:repeated="5"/>
          </chart:series>
          <chart:series chart:style-name="ch15" chart:values-cell-range-address="Sheet1.E38:Sheet1.E43" chart:label-cell-address="Sheet1.P8:Sheet1.P8" chart:class="chart:line">
            <chart:data-point chart:repeated="6"/>
          </chart:series>
          <chart:series chart:style-name="ch16" chart:values-cell-range-address="Sheet1.E48:Sheet1.E50" chart:label-cell-address="Sheet1.P9:Sheet1.P9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.0E+03</text:p>
                <draw:g>
                  <svg:desc>Sheet1.P3:Sheet1.P3</svg:desc>
                </draw:g>
              </table:table-cell>
              <table:table-cell office:value-type="string">
                <text:p>10.0E+04</text:p>
                <draw:g>
                  <svg:desc>Sheet1.P4:Sheet1.P4</svg:desc>
                </draw:g>
              </table:table-cell>
              <table:table-cell office:value-type="string">
                <text:p>10.0E+05</text:p>
                <draw:g>
                  <svg:desc>Sheet1.P5:Sheet1.P5</svg:desc>
                </draw:g>
              </table:table-cell>
              <table:table-cell office:value-type="string">
                <text:p>10.0E+06</text:p>
                <draw:g>
                  <svg:desc>Sheet1.P6:Sheet1.P6</svg:desc>
                </draw:g>
              </table:table-cell>
              <table:table-cell office:value-type="string">
                <text:p>10.0E+07</text:p>
                <draw:g>
                  <svg:desc>Sheet1.P7:Sheet1.P7</svg:desc>
                </draw:g>
              </table:table-cell>
              <table:table-cell office:value-type="string">
                <text:p>10.0E+08</text:p>
                <draw:g>
                  <svg:desc>Sheet1.P8:Sheet1.P8</svg:desc>
                </draw:g>
              </table:table-cell>
              <table:table-cell office:value-type="string">
                <text:p>10.0E+09</text:p>
                <draw:g>
                  <svg:desc>Sheet1.P9:Sheet1.P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B25:Sheet1.B29</svg:desc>
                </draw:g>
              </table:table-cell>
              <table:table-cell office:value-type="float" office:value="19">
                <text:p>19</text:p>
                <draw:g>
                  <svg:desc>Sheet1.E3:Sheet1.E8</svg:desc>
                </draw:g>
              </table:table-cell>
              <table:table-cell office:value-type="float" office:value="187">
                <text:p>187</text:p>
                <draw:g>
                  <svg:desc>Sheet1.E10:Sheet1.E15</svg:desc>
                </draw:g>
              </table:table-cell>
              <table:table-cell office:value-type="float" office:value="1878">
                <text:p>1878</text:p>
                <draw:g>
                  <svg:desc>Sheet1.E17:Sheet1.E22</svg:desc>
                </draw:g>
              </table:table-cell>
              <table:table-cell office:value-type="float" office:value="22900">
                <text:p>22900</text:p>
                <draw:g>
                  <svg:desc>Sheet1.E24:Sheet1.E29</svg:desc>
                </draw:g>
              </table:table-cell>
              <table:table-cell office:value-type="float" office:value="98020">
                <text:p>98020</text:p>
                <draw:g>
                  <svg:desc>Sheet1.E32:Sheet1.E36</svg:desc>
                </draw:g>
              </table:table-cell>
              <table:table-cell office:value-type="float" office:value="1878090">
                <text:p>1878090</text:p>
                <draw:g>
                  <svg:desc>Sheet1.E38:Sheet1.E43</svg:desc>
                </draw:g>
              </table:table-cell>
              <table:table-cell office:value-type="float" office:value="2831292">
                <text:p>2831292</text:p>
                <draw:g>
                  <svg:desc>Sheet1.E48:Sheet1.E5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1347">
                <text:p>1347</text:p>
              </table:table-cell>
              <table:table-cell office:value-type="float" office:value="13326">
                <text:p>13326</text:p>
              </table:table-cell>
              <table:table-cell office:value-type="float" office:value="48463">
                <text:p>48463</text:p>
              </table:table-cell>
              <table:table-cell office:value-type="float" office:value="942441">
                <text:p>942441</text:p>
              </table:table-cell>
              <table:table-cell office:value-type="float" office:value="1379571">
                <text:p>13795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83">
                <text:p>83</text:p>
              </table:table-cell>
              <table:table-cell office:value-type="float" office:value="683">
                <text:p>683</text:p>
              </table:table-cell>
              <table:table-cell office:value-type="float" office:value="4782">
                <text:p>4782</text:p>
              </table:table-cell>
              <table:table-cell office:value-type="float" office:value="42224">
                <text:p>42224</text:p>
              </table:table-cell>
              <table:table-cell office:value-type="float" office:value="472981">
                <text:p>472981</text:p>
              </table:table-cell>
              <table:table-cell office:value-type="float" office:value="744134">
                <text:p>7441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744">
                <text:p>11744</text:p>
              </table:table-cell>
              <table:table-cell office:value-type="float" office:value="14720">
                <text:p>14720</text:p>
              </table:table-cell>
              <table:table-cell office:value-type="float" office:value="4472">
                <text:p>4472</text:p>
              </table:table-cell>
              <table:table-cell office:value-type="float" office:value="14820">
                <text:p>14820</text:p>
              </table:table-cell>
              <table:table-cell office:value-type="float" office:value="16628">
                <text:p>16628</text:p>
              </table:table-cell>
              <table:table-cell office:value-type="float" office:value="311261">
                <text:p>31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93">
                <text:p>193</text:p>
              </table:table-cell>
              <table:table-cell office:value-type="float" office:value="1687">
                <text:p>1687</text:p>
              </table:table-cell>
              <table:table-cell office:value-type="float" office:value="7958">
                <text:p>7958</text:p>
              </table:table-cell>
              <table:table-cell office:value-type="float" office:value="182413">
                <text:p>182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102">
                <text:p>102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99602">
                <text:p>9960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53cm" svg:height="9.806cm" xlink:href=".." xlink:type="simple" chart:class="chart:line" chart:style-name="ch1">
        <chart:title svg:x="8.03cm" svg:y="0.332cm" chart:style-name="ch2">
          <text:p>Time Vs NP(nprocs) for each #Areas</text:p>
        </chart:title>
        <chart:legend chart:legend-position="end" svg:x="20.704cm" svg:y="3.11cm" style:legend-expansion="high" chart:style-name="ch3"/>
        <chart:plot-area chart:style-name="ch4" table:cell-range-address="Sheet1.K16:Sheet1.Q23" chart:data-source-has-labels="both" svg:x="1.851cm" svg:y="1.725cm" svg:width="17.913cm" svg:height="6.534cm">
          <chartooo:coordinate-region svg:x="3.769cm" svg:y="1.924cm" svg:width="15.808cm" svg:height="5.688cm"/>
          <chart:axis chart:dimension="x" chart:name="primary-x" chart:style-name="ch5" chartooo:axis-type="auto">
            <chartooo:date-scale/>
            <chart:title svg:x="9.149cm" svg:y="8.455cm" chart:style-name="ch6">
              <text:p>Number of Processors
</text:p>
            </chart:title>
            <chart:categories table:cell-range-address="Sheet1.L16:Sheet1.Q16"/>
          </chart:axis>
          <chart:axis chart:dimension="y" chart:name="primary-y" chart:style-name="ch7">
            <chart:title svg:x="0.451cm" svg:y="6.372cm" chart:style-name="ch8">
              <text:p>Time in micro secs
</text:p>
            </chart:title>
            <chart:grid chart:style-name="ch9" chart:class="major"/>
          </chart:axis>
          <chart:series chart:style-name="ch10" chart:values-cell-range-address="Sheet1.L17:Sheet1.Q17" chart:label-cell-address="Sheet1.K17:Sheet1.K17" chart:class="chart:line">
            <chart:data-point chart:repeated="6"/>
          </chart:series>
          <chart:series chart:style-name="ch11" chart:values-cell-range-address="Sheet1.L18:Sheet1.Q18" chart:label-cell-address="Sheet1.K18:Sheet1.K18" chart:class="chart:line">
            <chart:data-point chart:repeated="6"/>
          </chart:series>
          <chart:series chart:style-name="ch12" chart:values-cell-range-address="Sheet1.L19:Sheet1.Q19" chart:label-cell-address="Sheet1.K19:Sheet1.K19" chart:class="chart:line">
            <chart:data-point chart:repeated="6"/>
          </chart:series>
          <chart:series chart:style-name="ch13" chart:values-cell-range-address="Sheet1.L20:Sheet1.Q20" chart:label-cell-address="Sheet1.K20:Sheet1.K20" chart:class="chart:line">
            <chart:data-point chart:repeated="6"/>
          </chart:series>
          <chart:series chart:style-name="ch14" chart:values-cell-range-address="Sheet1.L21:Sheet1.Q21" chart:label-cell-address="Sheet1.K21:Sheet1.K21" chart:class="chart:line">
            <chart:data-point chart:repeated="6"/>
          </chart:series>
          <chart:series chart:style-name="ch15" chart:values-cell-range-address="Sheet1.L22:Sheet1.Q22" chart:label-cell-address="Sheet1.K22:Sheet1.K22" chart:class="chart:line">
            <chart:data-point chart:repeated="6"/>
          </chart:series>
          <chart:series chart:style-name="ch16" chart:values-cell-range-address="Sheet1.L23:Sheet1.Q23" chart:label-cell-address="Sheet1.K23:Sheet1.K23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L16:Sheet1.Q1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10.0E+03</text:p>
                <draw:g>
                  <svg:desc>Sheet1.K17:Sheet1.K17</svg:desc>
                </draw:g>
              </table:table-cell>
              <table:table-cell office:value-type="float" office:value="19">
                <text:p>19</text:p>
                <draw:g>
                  <svg:desc>Sheet1.L17:Sheet1.Q17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1744">
                <text:p>11744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.0E+04</text:p>
                <draw:g>
                  <svg:desc>Sheet1.K18:Sheet1.K18</svg:desc>
                </draw:g>
              </table:table-cell>
              <table:table-cell office:value-type="float" office:value="187">
                <text:p>187</text:p>
                <draw:g>
                  <svg:desc>Sheet1.L18:Sheet1.Q18</svg:desc>
                </draw:g>
              </table:table-cell>
              <table:table-cell office:value-type="float" office:value="140">
                <text:p>140</text:p>
              </table:table-cell>
              <table:table-cell office:value-type="float" office:value="83">
                <text:p>83</text:p>
              </table:table-cell>
              <table:table-cell office:value-type="float" office:value="14720">
                <text:p>14720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.0E+05</text:p>
                <draw:g>
                  <svg:desc>Sheet1.K19:Sheet1.K19</svg:desc>
                </draw:g>
              </table:table-cell>
              <table:table-cell office:value-type="float" office:value="1878">
                <text:p>1878</text:p>
                <draw:g>
                  <svg:desc>Sheet1.L19:Sheet1.Q19</svg:desc>
                </draw:g>
              </table:table-cell>
              <table:table-cell office:value-type="float" office:value="1347">
                <text:p>1347</text:p>
              </table:table-cell>
              <table:table-cell office:value-type="float" office:value="683">
                <text:p>683</text:p>
              </table:table-cell>
              <table:table-cell office:value-type="float" office:value="4472">
                <text:p>4472</text:p>
              </table:table-cell>
              <table:table-cell office:value-type="float" office:value="193">
                <text:p>1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.0E+06</text:p>
                <draw:g>
                  <svg:desc>Sheet1.K20:Sheet1.K20</svg:desc>
                </draw:g>
              </table:table-cell>
              <table:table-cell office:value-type="float" office:value="22900">
                <text:p>22900</text:p>
                <draw:g>
                  <svg:desc>Sheet1.L20:Sheet1.Q20</svg:desc>
                </draw:g>
              </table:table-cell>
              <table:table-cell office:value-type="float" office:value="13326">
                <text:p>13326</text:p>
              </table:table-cell>
              <table:table-cell office:value-type="float" office:value="4782">
                <text:p>4782</text:p>
              </table:table-cell>
              <table:table-cell office:value-type="float" office:value="14820">
                <text:p>14820</text:p>
              </table:table-cell>
              <table:table-cell office:value-type="float" office:value="1687">
                <text:p>1687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0.0E+07</text:p>
                <draw:g>
                  <svg:desc>Sheet1.K21:Sheet1.K21</svg:desc>
                </draw:g>
              </table:table-cell>
              <table:table-cell office:value-type="float" office:value="187511">
                <text:p>187511</text:p>
                <draw:g>
                  <svg:desc>Sheet1.L21:Sheet1.Q21</svg:desc>
                </draw:g>
              </table:table-cell>
              <table:table-cell office:value-type="float" office:value="98020">
                <text:p>98020</text:p>
              </table:table-cell>
              <table:table-cell office:value-type="float" office:value="48463">
                <text:p>48463</text:p>
              </table:table-cell>
              <table:table-cell office:value-type="float" office:value="42224">
                <text:p>42224</text:p>
              </table:table-cell>
              <table:table-cell office:value-type="float" office:value="16628">
                <text:p>16628</text:p>
              </table:table-cell>
              <table:table-cell office:value-type="float" office:value="7958">
                <text:p>7958</text:p>
              </table:table-cell>
            </table:table-row>
            <table:table-row>
              <table:table-cell office:value-type="string">
                <text:p>10.0E+08</text:p>
                <draw:g>
                  <svg:desc>Sheet1.K22:Sheet1.K22</svg:desc>
                </draw:g>
              </table:table-cell>
              <table:table-cell office:value-type="float" office:value="1878090">
                <text:p>1878090</text:p>
                <draw:g>
                  <svg:desc>Sheet1.L22:Sheet1.Q22</svg:desc>
                </draw:g>
              </table:table-cell>
              <table:table-cell office:value-type="float" office:value="942441">
                <text:p>942441</text:p>
              </table:table-cell>
              <table:table-cell office:value-type="float" office:value="472981">
                <text:p>472981</text:p>
              </table:table-cell>
              <table:table-cell office:value-type="float" office:value="311261">
                <text:p>311261</text:p>
              </table:table-cell>
              <table:table-cell office:value-type="float" office:value="182413">
                <text:p>182413</text:p>
              </table:table-cell>
              <table:table-cell office:value-type="float" office:value="99602">
                <text:p>99602</text:p>
              </table:table-cell>
            </table:table-row>
            <table:table-row>
              <table:table-cell office:value-type="string">
                <text:p>10.0E+09</text:p>
                <draw:g>
                  <svg:desc>Sheet1.K23:Sheet1.K23</svg:desc>
                </draw:g>
              </table:table-cell>
              <table:table-cell office:value-type="float" office:value="18756401">
                <text:p>18756401</text:p>
                <draw:g>
                  <svg:desc>Sheet1.L23:Sheet1.Q23</svg:desc>
                </draw:g>
              </table:table-cell>
              <table:table-cell office:value-type="float" office:value="9380895">
                <text:p>9380895</text:p>
              </table:table-cell>
              <table:table-cell office:value-type="float" office:value="4688932">
                <text:p>4688932</text:p>
              </table:table-cell>
              <table:table-cell office:value-type="float" office:value="2831292">
                <text:p>2831292</text:p>
              </table:table-cell>
              <table:table-cell office:value-type="float" office:value="1379571">
                <text:p>1379571</text:p>
              </table:table-cell>
              <table:table-cell office:value-type="float" office:value="744134">
                <text:p>7441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number:number-style style:name="N126">
      <number:scientific-number number:decimal-places="1" number:min-integer-digits="2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tacked="tru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2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547cm" svg:height="15.062cm" xlink:href=".." xlink:type="simple" chart:class="chart:line" chart:style-name="ch1">
        <chart:title svg:x="13.073cm" svg:y="0.437cm" chart:style-name="ch2">
          <text:p>ERROR VS NAREAS</text:p>
        </chart:title>
        <chart:subtitle svg:x="13.576cm" svg:y="1.543cm" chart:style-name="ch3">
          <text:p>for each processor</text:p>
        </chart:subtitle>
        <chart:legend chart:legend-position="end" svg:x="28.833cm" svg:y="5.987cm" style:legend-expansion="high" chart:style-name="ch4"/>
        <chart:plot-area chart:style-name="ch5" table:cell-range-address="Sheet1.K26:Sheet1.Q33" chart:data-source-has-labels="both" svg:x="1.621cm" svg:y="2.854cm" svg:width="25.992cm" svg:height="10.926cm">
          <chartooo:coordinate-region svg:x="3.539cm" svg:y="3.053cm" svg:width="23.331cm" svg:height="10.08cm"/>
          <chart:axis chart:dimension="x" chart:name="primary-x" chart:style-name="ch6" chartooo:axis-type="auto">
            <chartooo:date-scale/>
            <chart:title svg:x="13.898cm" svg:y="14.081cm" chart:style-name="ch7">
              <text:p>NAREAS</text:p>
            </chart:title>
            <chart:categories table:cell-range-address="Sheet1.K27:Sheet1.K33"/>
          </chart:axis>
          <chart:axis chart:dimension="y" chart:name="primary-y" chart:style-name="ch8">
            <chart:title svg:x="0.451cm" svg:y="9.102cm" chart:style-name="ch9">
              <text:p>%ERROR</text:p>
            </chart:title>
            <chart:grid chart:style-name="ch10" chart:class="major"/>
          </chart:axis>
          <chart:series chart:style-name="ch11" chart:values-cell-range-address="Sheet1.L27:Sheet1.L33" chart:label-cell-address="Sheet1.L26:Sheet1.L26" chart:class="chart:line">
            <chart:data-point chart:repeated="7"/>
          </chart:series>
          <chart:series chart:style-name="ch12" chart:values-cell-range-address="Sheet1.M27:Sheet1.M33" chart:label-cell-address="Sheet1.M26:Sheet1.M26" chart:class="chart:line">
            <chart:data-point chart:repeated="7"/>
          </chart:series>
          <chart:series chart:style-name="ch13" chart:values-cell-range-address="Sheet1.N27:Sheet1.N33" chart:label-cell-address="Sheet1.N26:Sheet1.N26" chart:class="chart:line">
            <chart:data-point chart:repeated="7"/>
          </chart:series>
          <chart:series chart:style-name="ch14" chart:values-cell-range-address="Sheet1.O27:Sheet1.O33" chart:label-cell-address="Sheet1.O26:Sheet1.O26" chart:class="chart:line">
            <chart:data-point chart:repeated="7"/>
          </chart:series>
          <chart:series chart:style-name="ch15" chart:values-cell-range-address="Sheet1.P27:Sheet1.P33" chart:label-cell-address="Sheet1.P26:Sheet1.P26" chart:class="chart:line">
            <chart:data-point chart:repeated="7"/>
          </chart:series>
          <chart:series chart:style-name="ch16" chart:values-cell-range-address="Sheet1.Q27:Sheet1.Q33" chart:label-cell-address="Sheet1.Q26:Sheet1.Q26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L26:Sheet1.L26</svg:desc>
                </draw:g>
              </table:table-cell>
              <table:table-cell office:value-type="string">
                <text:p>2</text:p>
                <draw:g>
                  <svg:desc>Sheet1.M26:Sheet1.M26</svg:desc>
                </draw:g>
              </table:table-cell>
              <table:table-cell office:value-type="string">
                <text:p>4</text:p>
                <draw:g>
                  <svg:desc>Sheet1.N26:Sheet1.N26</svg:desc>
                </draw:g>
              </table:table-cell>
              <table:table-cell office:value-type="string">
                <text:p>8</text:p>
                <draw:g>
                  <svg:desc>Sheet1.O26:Sheet1.O26</svg:desc>
                </draw:g>
              </table:table-cell>
              <table:table-cell office:value-type="string">
                <text:p>16</text:p>
                <draw:g>
                  <svg:desc>Sheet1.P26:Sheet1.P26</svg:desc>
                </draw:g>
              </table:table-cell>
              <table:table-cell office:value-type="string">
                <text:p>32</text:p>
                <draw:g>
                  <svg:desc>Sheet1.Q26:Sheet1.Q26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K27:Sheet1.K33</svg:desc>
                </draw:g>
              </table:table-cell>
              <table:table-cell office:value-type="float" office:value="0.00000265258227921721">
                <text:p>0.00000265258227921721</text:p>
                <draw:g>
                  <svg:desc>Sheet1.L27:Sheet1.L33</svg:desc>
                </draw:g>
              </table:table-cell>
              <table:table-cell office:value-type="float" office:value="0.00000265258259020478">
                <text:p>0.00000265258259020478</text:p>
                <draw:g>
                  <svg:desc>Sheet1.M27:Sheet1.M33</svg:desc>
                </draw:g>
              </table:table-cell>
              <table:table-cell office:value-type="float" office:value="0.00000265258259020478">
                <text:p>0.00000265258259020478</text:p>
                <draw:g>
                  <svg:desc>Sheet1.N27:Sheet1.N33</svg:desc>
                </draw:g>
              </table:table-cell>
              <table:table-cell office:value-type="float" office:value="0.00000265258259020478">
                <text:p>0.00000265258259020478</text:p>
                <draw:g>
                  <svg:desc>Sheet1.O27:Sheet1.O33</svg:desc>
                </draw:g>
              </table:table-cell>
              <table:table-cell office:value-type="float" office:value="0.511335759747655">
                <text:p>0.511335759747655</text:p>
                <draw:g>
                  <svg:desc>Sheet1.P27:Sheet1.P33</svg:desc>
                </draw:g>
              </table:table-cell>
              <table:table-cell office:value-type="float" office:value="0.511335759747655">
                <text:p>0.511335759747655</text:p>
                <draw:g>
                  <svg:desc>Sheet1.Q27:Sheet1.Q33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265260380803845">
                <text:p>0.0000000265260380803845</text:p>
              </table:table-cell>
              <table:table-cell office:value-type="float" office:value="0.0000000265260380803845">
                <text:p>0.0000000265260380803845</text:p>
              </table:table-cell>
              <table:table-cell office:value-type="float" office:value="0.0000000265257129570171">
                <text:p>0.0000000265257129570171</text:p>
              </table:table-cell>
              <table:table-cell office:value-type="float" office:value="0.0000000265260380803845">
                <text:p>0.0000000265260380803845</text:p>
              </table:table-cell>
              <table:table-cell office:value-type="float" office:value="0.0000000265260380803845">
                <text:p>0.0000000265260380803845</text:p>
              </table:table-cell>
              <table:table-cell office:value-type="float" office:value="0.10194066780111">
                <text:p>0.101940667801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00266431531716553">
                <text:p>0.000000000266431531716553</text:p>
              </table:table-cell>
              <table:table-cell office:value-type="float" office:value="0.000000000266106408349114">
                <text:p>0.000000000266106408349114</text:p>
              </table:table-cell>
              <table:table-cell office:value-type="float" office:value="0.000000000265470297412822">
                <text:p>0.000000000265470297412822</text:p>
              </table:table-cell>
              <table:table-cell office:value-type="float" office:value="0.000000000265470297412822">
                <text:p>0.000000000265470297412822</text:p>
              </table:table-cell>
              <table:table-cell office:value-type="float" office:value="0.000000000265470297412822">
                <text:p>0.000000000265470297412822</text:p>
              </table:table-cell>
              <table:table-cell office:value-type="float" office:value="0.000000000265470297412822">
                <text:p>0.00000000026547029741282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00000961234303731197">
                <text:p>0.000000000000961234303731197</text:p>
              </table:table-cell>
              <table:table-cell office:value-type="float" office:value="0.00000000000350567804890201">
                <text:p>0.00000000000350567804890201</text:p>
              </table:table-cell>
              <table:table-cell office:value-type="float" office:value="0.00000000000286956711260931">
                <text:p>0.00000000000286956711260931</text:p>
              </table:table-cell>
              <table:table-cell office:value-type="float" office:value="0.00000000000254444374517082">
                <text:p>0.00000000000254444374517082</text:p>
              </table:table-cell>
              <table:table-cell office:value-type="float" office:value="0.00000000000254444374517082">
                <text:p>0.00000000000254444374517082</text:p>
              </table:table-cell>
              <table:table-cell office:value-type="float" office:value="0.00000000000254444374517082">
                <text:p>0.00000000000254444374517082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00000000000190833280887811">
                <text:p>0.00000000000190833280887811</text:p>
              </table:table-cell>
              <table:table-cell office:value-type="float" office:value="0.00000000000414178898519472">
                <text:p>0.00000000000414178898519472</text:p>
              </table:table-cell>
              <table:table-cell office:value-type="float" office:value="0.00000000000381666561775622">
                <text:p>0.00000000000381666561775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0.0000000000203696857599508">
                <text:p>0.0000000000203696857599508</text:p>
              </table:table-cell>
              <table:table-cell office:value-type="float" office:value="0.00000000000381666561775622">
                <text:p>0.00000000000381666561775622</text:p>
              </table:table-cell>
              <table:table-cell office:value-type="float" office:value="0.00000000000350567804890201">
                <text:p>0.00000000000350567804890201</text:p>
              </table:table-cell>
              <table:table-cell office:value-type="float" office:value="0.000000000000636110936292704">
                <text:p>0.000000000000636110936292704</text:p>
              </table:table-cell>
              <table:table-cell office:value-type="float" office:value="0.00000000000286956711260931">
                <text:p>0.00000000000286956711260931</text:p>
              </table:table-cell>
              <table:table-cell office:value-type="float" office:value="0.000000000000636110936292704">
                <text:p>0.000000000000636110936292704</text:p>
              </table:table-cell>
            </table:table-row>
            <table:table-row>
              <table:table-cell office:value-type="float" office:value="10000000000">
                <text:p>10000000000</text:p>
              </table:table-cell>
              <table:table-cell office:value-type="float" office:value="0.00000000000572499842663434">
                <text:p>0.00000000000572499842663434</text:p>
              </table:table-cell>
              <table:table-cell office:value-type="float" office:value="0.00000000000350567804890201">
                <text:p>0.00000000000350567804890201</text:p>
              </table:table-cell>
              <table:table-cell office:value-type="float" office:value="0.000000000000961234303731197">
                <text:p>0.000000000000961234303731197</text:p>
              </table:table-cell>
              <table:table-cell office:value-type="float" office:value="0.000000000000636110936292704">
                <text:p>0.000000000000636110936292704</text:p>
              </table:table-cell>
              <table:table-cell office:value-type="float" office:value="0.00000000000127222187258541">
                <text:p>0.00000000000127222187258541</text:p>
              </table:table-cell>
              <table:table-cell office:value-type="float" office:value="0.000000000000961234303731197">
                <text:p>0.0000000000009612343037311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0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6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58cm" svg:height="19.16cm" xlink:href=".." xlink:type="simple" chart:class="chart:line" chart:style-name="ch1">
        <chart:title svg:x="14.315cm" svg:y="0.519cm" chart:style-name="ch2">
          <text:p>TIME VS NPROCS</text:p>
        </chart:title>
        <chart:subtitle svg:x="13.614cm" svg:y="1.707cm" chart:style-name="ch3">
          <text:p>for each N (number of primes)</text:p>
        </chart:subtitle>
        <chart:legend chart:legend-position="end" svg:x="29.754cm" svg:y="7.787cm" style:legend-expansion="high" chart:style-name="ch4"/>
        <chart:plot-area chart:style-name="ch5" table:cell-range-address="Sheet1.K37:Sheet1.Q44" chart:data-source-has-labels="both" svg:x="1.662cm" svg:y="3.182cm" svg:width="26.79cm" svg:height="14.614cm">
          <chartooo:coordinate-region svg:x="3.58cm" svg:y="3.382cm" svg:width="24.685cm" svg:height="13.767cm"/>
          <chart:axis chart:dimension="x" chart:name="primary-x" chart:style-name="ch6" chartooo:axis-type="auto">
            <chartooo:date-scale/>
            <chart:title svg:x="14.312cm" svg:y="18.179cm" chart:style-name="ch7">
              <text:p>NPROCS</text:p>
            </chart:title>
            <chart:categories table:cell-range-address="Sheet1.L37:Sheet1.Q37"/>
          </chart:axis>
          <chart:axis chart:dimension="y" chart:name="primary-y" chart:style-name="ch8">
            <chart:title svg:x="0.451cm" svg:y="12.068cm" chart:style-name="ch9">
              <text:p>TIME(micro seconds)</text:p>
            </chart:title>
            <chart:grid chart:style-name="ch10" chart:class="major"/>
          </chart:axis>
          <chart:series chart:style-name="ch11" chart:values-cell-range-address="Sheet1.L38:Sheet1.Q38" chart:label-cell-address="Sheet1.K38:Sheet1.K38" chart:class="chart:line">
            <chart:data-point chart:repeated="6"/>
          </chart:series>
          <chart:series chart:style-name="ch12" chart:values-cell-range-address="Sheet1.L39:Sheet1.Q39" chart:label-cell-address="Sheet1.K39:Sheet1.K39" chart:class="chart:line">
            <chart:data-point chart:repeated="6"/>
          </chart:series>
          <chart:series chart:style-name="ch13" chart:values-cell-range-address="Sheet1.L40:Sheet1.Q40" chart:label-cell-address="Sheet1.K40:Sheet1.K40" chart:class="chart:line">
            <chart:data-point chart:repeated="6"/>
          </chart:series>
          <chart:series chart:style-name="ch14" chart:values-cell-range-address="Sheet1.L41:Sheet1.Q41" chart:label-cell-address="Sheet1.K41:Sheet1.K41" chart:class="chart:line">
            <chart:data-point chart:repeated="6"/>
          </chart:series>
          <chart:series chart:style-name="ch15" chart:values-cell-range-address="Sheet1.L42:Sheet1.Q42" chart:label-cell-address="Sheet1.K42:Sheet1.K42" chart:class="chart:line">
            <chart:data-point chart:repeated="6"/>
          </chart:series>
          <chart:series chart:style-name="ch16" chart:values-cell-range-address="Sheet1.L43:Sheet1.Q43" chart:label-cell-address="Sheet1.K43:Sheet1.K43" chart:class="chart:line">
            <chart:data-point chart:repeated="6"/>
          </chart:series>
          <chart:series chart:style-name="ch17" chart:values-cell-range-address="Sheet1.L44:Sheet1.Q44" chart:label-cell-address="Sheet1.K44:Sheet1.K44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L37:Sheet1.Q3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10.0E+03</text:p>
                <draw:g>
                  <svg:desc>Sheet1.K38:Sheet1.K38</svg:desc>
                </draw:g>
              </table:table-cell>
              <table:table-cell office:value-type="float" office:value="10">
                <text:p>10</text:p>
                <draw:g>
                  <svg:desc>Sheet1.L38:Sheet1.Q38</svg:desc>
                </draw:g>
              </table:table-cell>
              <table:table-cell office:value-type="float" office:value="281">
                <text:p>281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.0E+04</text:p>
                <draw:g>
                  <svg:desc>Sheet1.K39:Sheet1.K39</svg:desc>
                </draw:g>
              </table:table-cell>
              <table:table-cell office:value-type="float" office:value="92">
                <text:p>92</text:p>
                <draw:g>
                  <svg:desc>Sheet1.L39:Sheet1.Q39</svg:desc>
                </draw:g>
              </table:table-cell>
              <table:table-cell office:value-type="float" office:value="343">
                <text:p>343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00">
                <text:p>117000</text:p>
              </table:table-cell>
            </table:table-row>
            <table:table-row>
              <table:table-cell office:value-type="string">
                <text:p>10.0E+05</text:p>
                <draw:g>
                  <svg:desc>Sheet1.K40:Sheet1.K40</svg:desc>
                </draw:g>
              </table:table-cell>
              <table:table-cell office:value-type="float" office:value="1392">
                <text:p>1392</text:p>
                <draw:g>
                  <svg:desc>Sheet1.L40:Sheet1.Q40</svg:desc>
                </draw:g>
              </table:table-cell>
              <table:table-cell office:value-type="float" office:value="1292">
                <text:p>1292</text:p>
              </table:table-cell>
              <table:table-cell office:value-type="float" office:value="1902">
                <text:p>1902</text:p>
              </table:table-cell>
              <table:table-cell office:value-type="float" office:value="24748">
                <text:p>24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.0E+06</text:p>
                <draw:g>
                  <svg:desc>Sheet1.K41:Sheet1.K41</svg:desc>
                </draw:g>
              </table:table-cell>
              <table:table-cell office:value-type="float" office:value="59506">
                <text:p>59506</text:p>
                <draw:g>
                  <svg:desc>Sheet1.L41:Sheet1.Q41</svg:desc>
                </draw:g>
              </table:table-cell>
              <table:table-cell office:value-type="float" office:value="28694">
                <text:p>28694</text:p>
              </table:table-cell>
              <table:table-cell office:value-type="float" office:value="12162">
                <text:p>12162</text:p>
              </table:table-cell>
              <table:table-cell office:value-type="float" office:value="5759">
                <text:p>5759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.0E+07</text:p>
                <draw:g>
                  <svg:desc>Sheet1.K42:Sheet1.K42</svg:desc>
                </draw:g>
              </table:table-cell>
              <table:table-cell office:value-type="float" office:value="10973">
                <text:p>10973</text:p>
                <draw:g>
                  <svg:desc>Sheet1.L42:Sheet1.Q42</svg:desc>
                </draw:g>
              </table:table-cell>
              <table:table-cell office:value-type="float" office:value="12062">
                <text:p>12062</text:p>
              </table:table-cell>
              <table:table-cell office:value-type="float" office:value="14718">
                <text:p>14718</text:p>
              </table:table-cell>
              <table:table-cell office:value-type="float" office:value="25154">
                <text:p>25154</text:p>
              </table:table-cell>
              <table:table-cell office:value-type="float" office:value="44452">
                <text:p>44452</text:p>
              </table:table-cell>
              <table:table-cell office:value-type="float" office:value="169620">
                <text:p>169620</text:p>
              </table:table-cell>
            </table:table-row>
            <table:table-row>
              <table:table-cell office:value-type="string">
                <text:p>10.0E+08</text:p>
                <draw:g>
                  <svg:desc>Sheet1.K43:Sheet1.K43</svg:desc>
                </draw:g>
              </table:table-cell>
              <table:table-cell office:value-type="float" office:value="5.767095">
                <text:p>5.767095</text:p>
                <draw:g>
                  <svg:desc>Sheet1.L43:Sheet1.Q43</svg:desc>
                </draw:g>
              </table:table-cell>
              <table:table-cell office:value-type="float" office:value="5295841">
                <text:p>5295841</text:p>
              </table:table-cell>
              <table:table-cell office:value-type="float" office:value="3017040">
                <text:p>3017040</text:p>
              </table:table-cell>
              <table:table-cell office:value-type="float" office:value="2447392">
                <text:p>2447392</text:p>
              </table:table-cell>
              <table:table-cell office:value-type="float" office:value="1456115">
                <text:p>1456115</text:p>
              </table:table-cell>
              <table:table-cell office:value-type="float" office:value="764800">
                <text:p>764800</text:p>
              </table:table-cell>
            </table:table-row>
            <table:table-row>
              <table:table-cell office:value-type="string">
                <text:p>10.0E+09</text:p>
                <draw:g>
                  <svg:desc>Sheet1.K44:Sheet1.K44</svg:desc>
                </draw:g>
              </table:table-cell>
              <table:table-cell office:value-type="float" office:value="69519261">
                <text:p>69519261</text:p>
                <draw:g>
                  <svg:desc>Sheet1.L44:Sheet1.Q44</svg:desc>
                </draw:g>
              </table:table-cell>
              <table:table-cell office:value-type="float" office:value="97379120">
                <text:p>97379120</text:p>
              </table:table-cell>
              <table:table-cell office:value-type="float" office:value="32611809">
                <text:p>32611809</text:p>
              </table:table-cell>
              <table:table-cell office:value-type="float" office:value="25859247">
                <text:p>25859247</text:p>
              </table:table-cell>
              <table:table-cell office:value-type="float" office:value="15288342">
                <text:p>15288342</text:p>
              </table:table-cell>
              <table:table-cell office:value-type="float" office:value="8646312">
                <text:p>86463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53cm" svg:height="9.806cm" xlink:href=".." xlink:type="simple" chart:class="chart:line" chart:style-name="ch1">
        <chart:title svg:x="8.03cm" svg:y="0.332cm" chart:style-name="ch2">
          <text:p>Time Vs NP(nprocs) for each #Areas</text:p>
        </chart:title>
        <chart:legend chart:legend-position="end" svg:x="20.704cm" svg:y="3.11cm" style:legend-expansion="high" chart:style-name="ch3"/>
        <chart:plot-area chart:style-name="ch4" table:cell-range-address="Sheet1.L16:Sheet1.Q23 Sheet1.K17:Sheet1.K23" chart:data-source-has-labels="both" svg:x="1.851cm" svg:y="1.725cm" svg:width="17.913cm" svg:height="6.534cm">
          <chartooo:coordinate-region svg:x="3.769cm" svg:y="1.924cm" svg:width="15.808cm" svg:height="5.688cm"/>
          <chart:axis chart:dimension="x" chart:name="primary-x" chart:style-name="ch5" chartooo:axis-type="auto">
            <chartooo:date-scale/>
            <chart:title svg:x="9.149cm" svg:y="8.455cm" chart:style-name="ch6">
              <text:p>Number of Processors
</text:p>
            </chart:title>
            <chart:categories table:cell-range-address="Sheet1.L16:Sheet1.Q16"/>
          </chart:axis>
          <chart:axis chart:dimension="y" chart:name="primary-y" chart:style-name="ch7">
            <chart:title svg:x="0.451cm" svg:y="6.372cm" chart:style-name="ch8">
              <text:p>Time in micro secs
</text:p>
            </chart:title>
            <chart:grid chart:style-name="ch9" chart:class="major"/>
          </chart:axis>
          <chart:series chart:style-name="ch10" chart:values-cell-range-address="Sheet1.L17:Sheet1.Q17" chart:label-cell-address="Sheet1.K17:Sheet1.K17" chart:class="chart:line">
            <chart:data-point chart:repeated="6"/>
          </chart:series>
          <chart:series chart:style-name="ch11" chart:values-cell-range-address="Sheet1.L18:Sheet1.Q18" chart:label-cell-address="Sheet1.K18:Sheet1.K18" chart:class="chart:line">
            <chart:data-point chart:repeated="6"/>
          </chart:series>
          <chart:series chart:style-name="ch12" chart:values-cell-range-address="Sheet1.L19:Sheet1.Q19" chart:label-cell-address="Sheet1.K19:Sheet1.K19" chart:class="chart:line">
            <chart:data-point chart:repeated="6"/>
          </chart:series>
          <chart:series chart:style-name="ch13" chart:values-cell-range-address="Sheet1.L20:Sheet1.Q20" chart:label-cell-address="Sheet1.K20:Sheet1.K20" chart:class="chart:line">
            <chart:data-point chart:repeated="6"/>
          </chart:series>
          <chart:series chart:style-name="ch14" chart:values-cell-range-address="Sheet1.L21:Sheet1.Q21" chart:label-cell-address="Sheet1.K21:Sheet1.K21" chart:class="chart:line">
            <chart:data-point chart:repeated="6"/>
          </chart:series>
          <chart:series chart:style-name="ch15" chart:values-cell-range-address="Sheet1.L22:Sheet1.Q22" chart:label-cell-address="Sheet1.K22:Sheet1.K22" chart:class="chart:line">
            <chart:data-point chart:repeated="6"/>
          </chart:series>
          <chart:series chart:style-name="ch16" chart:values-cell-range-address="Sheet1.L23:Sheet1.Q23" chart:label-cell-address="Sheet1.K23:Sheet1.K23" chart:class="chart:line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L16:Sheet1.Q1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10.0E+03</text:p>
                <draw:g>
                  <svg:desc>Sheet1.K17:Sheet1.K17</svg:desc>
                </draw:g>
              </table:table-cell>
              <table:table-cell office:value-type="float" office:value="19">
                <text:p>19</text:p>
                <draw:g>
                  <svg:desc>Sheet1.L17:Sheet1.Q17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1744">
                <text:p>11744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.0E+04</text:p>
                <draw:g>
                  <svg:desc>Sheet1.K18:Sheet1.K18</svg:desc>
                </draw:g>
              </table:table-cell>
              <table:table-cell office:value-type="float" office:value="187">
                <text:p>187</text:p>
                <draw:g>
                  <svg:desc>Sheet1.L18:Sheet1.Q18</svg:desc>
                </draw:g>
              </table:table-cell>
              <table:table-cell office:value-type="float" office:value="140">
                <text:p>140</text:p>
              </table:table-cell>
              <table:table-cell office:value-type="float" office:value="83">
                <text:p>83</text:p>
              </table:table-cell>
              <table:table-cell office:value-type="float" office:value="14720">
                <text:p>14720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.0E+05</text:p>
                <draw:g>
                  <svg:desc>Sheet1.K19:Sheet1.K19</svg:desc>
                </draw:g>
              </table:table-cell>
              <table:table-cell office:value-type="float" office:value="1878">
                <text:p>1878</text:p>
                <draw:g>
                  <svg:desc>Sheet1.L19:Sheet1.Q19</svg:desc>
                </draw:g>
              </table:table-cell>
              <table:table-cell office:value-type="float" office:value="1347">
                <text:p>1347</text:p>
              </table:table-cell>
              <table:table-cell office:value-type="float" office:value="683">
                <text:p>683</text:p>
              </table:table-cell>
              <table:table-cell office:value-type="float" office:value="4472">
                <text:p>4472</text:p>
              </table:table-cell>
              <table:table-cell office:value-type="float" office:value="193">
                <text:p>1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.0E+06</text:p>
                <draw:g>
                  <svg:desc>Sheet1.K20:Sheet1.K20</svg:desc>
                </draw:g>
              </table:table-cell>
              <table:table-cell office:value-type="float" office:value="22900">
                <text:p>22900</text:p>
                <draw:g>
                  <svg:desc>Sheet1.L20:Sheet1.Q20</svg:desc>
                </draw:g>
              </table:table-cell>
              <table:table-cell office:value-type="float" office:value="13326">
                <text:p>13326</text:p>
              </table:table-cell>
              <table:table-cell office:value-type="float" office:value="4782">
                <text:p>4782</text:p>
              </table:table-cell>
              <table:table-cell office:value-type="float" office:value="14820">
                <text:p>14820</text:p>
              </table:table-cell>
              <table:table-cell office:value-type="float" office:value="1687">
                <text:p>1687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0.0E+07</text:p>
                <draw:g>
                  <svg:desc>Sheet1.K21:Sheet1.K21</svg:desc>
                </draw:g>
              </table:table-cell>
              <table:table-cell office:value-type="float" office:value="187511">
                <text:p>187511</text:p>
                <draw:g>
                  <svg:desc>Sheet1.L21:Sheet1.Q21</svg:desc>
                </draw:g>
              </table:table-cell>
              <table:table-cell office:value-type="float" office:value="98020">
                <text:p>98020</text:p>
              </table:table-cell>
              <table:table-cell office:value-type="float" office:value="48463">
                <text:p>48463</text:p>
              </table:table-cell>
              <table:table-cell office:value-type="float" office:value="42224">
                <text:p>42224</text:p>
              </table:table-cell>
              <table:table-cell office:value-type="float" office:value="16628">
                <text:p>16628</text:p>
              </table:table-cell>
              <table:table-cell office:value-type="float" office:value="7958">
                <text:p>7958</text:p>
              </table:table-cell>
            </table:table-row>
            <table:table-row>
              <table:table-cell office:value-type="string">
                <text:p>10.0E+08</text:p>
                <draw:g>
                  <svg:desc>Sheet1.K22:Sheet1.K22</svg:desc>
                </draw:g>
              </table:table-cell>
              <table:table-cell office:value-type="float" office:value="1878090">
                <text:p>1878090</text:p>
                <draw:g>
                  <svg:desc>Sheet1.L22:Sheet1.Q22</svg:desc>
                </draw:g>
              </table:table-cell>
              <table:table-cell office:value-type="float" office:value="942441">
                <text:p>942441</text:p>
              </table:table-cell>
              <table:table-cell office:value-type="float" office:value="472981">
                <text:p>472981</text:p>
              </table:table-cell>
              <table:table-cell office:value-type="float" office:value="311261">
                <text:p>311261</text:p>
              </table:table-cell>
              <table:table-cell office:value-type="float" office:value="182413">
                <text:p>182413</text:p>
              </table:table-cell>
              <table:table-cell office:value-type="float" office:value="99602">
                <text:p>99602</text:p>
              </table:table-cell>
            </table:table-row>
            <table:table-row>
              <table:table-cell office:value-type="string">
                <text:p>10.0E+09</text:p>
                <draw:g>
                  <svg:desc>Sheet1.K23:Sheet1.K23</svg:desc>
                </draw:g>
              </table:table-cell>
              <table:table-cell office:value-type="float" office:value="18756401">
                <text:p>18756401</text:p>
                <draw:g>
                  <svg:desc>Sheet1.L23:Sheet1.Q23</svg:desc>
                </draw:g>
              </table:table-cell>
              <table:table-cell office:value-type="float" office:value="9380895">
                <text:p>9380895</text:p>
              </table:table-cell>
              <table:table-cell office:value-type="float" office:value="4688932">
                <text:p>4688932</text:p>
              </table:table-cell>
              <table:table-cell office:value-type="float" office:value="2831292">
                <text:p>2831292</text:p>
              </table:table-cell>
              <table:table-cell office:value-type="float" office:value="1379571">
                <text:p>1379571</text:p>
              </table:table-cell>
              <table:table-cell office:value-type="float" office:value="744134">
                <text:p>7441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